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Verdan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Verdan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4d8ed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4" style:family="table-cell" style:parent-style-name="Default">
      <style:table-cell-properties fo:background-color="#c4d8ed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5" style:family="table-cell" style:parent-style-name="Default">
      <style:table-cell-properties fo:background-color="#70ad47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6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 style:data-style-name="N130">
      <style:table-cell-properties fo:background-color="#f0f8ff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table:style-name="Default" office:value-type="string" calcext:value-type="string">
            <text:p>Country</text:p>
          </table:table-cell>
          <table:table-cell office:value-type="string" calcext:value-type="string">
            <text:p>Tourism as a share in total exports (%)</text:p>
          </table:table-cell>
          <table:table-cell office:value-type="string" calcext:value-type="string">
            <text:p>Tourism as a share of GDP (%)</text:p>
          </table:table-cell>
          <table:table-cell office:value-type="string" calcext:value-type="string">
            <text:p>International tourism as share of total tourism (%)</text:p>
          </table:table-cell>
          <table:table-cell office:value-type="string" calcext:value-type="string">
            <text:p>International tourist arrivals, YTD change (%)</text:p>
          </table:table-cell>
          <table:table-cell office:value-type="string" calcext:value-type="string">
            <text:p>INBOUND TOURISM: Tourism expenditure in the country (2019)</text:p>
          </table:table-cell>
          <table:table-cell office:value-type="string" calcext:value-type="string">
            <text:p>Air transport</text:p>
          </table:table-cell>
          <table:table-cell office:value-type="string" calcext:value-type="string">
            <text:p>Food and accommodation services</text:p>
          </table:table-cell>
          <table:table-cell table:style-name="ce2" office:value-type="string" calcext:value-type="string">
            <text:p>Arts, entertainment and recreation</text:p>
          </table:table-cell>
          <table:table-cell office:value-type="string" calcext:value-type="string">
            <text:p>GDP</text:p>
          </table:table-cell>
          <table:table-cell office:value-type="string" calcext:value-type="string">
            <text:p>International tourism expenditure % of GDP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72" calcext:value-type="float">
            <text:p>-72</text:p>
          </table:table-cell>
          <table:table-cell office:value-type="float" office:value="5654" calcext:value-type="float">
            <text:p>5654</text:p>
          </table:table-cell>
          <table:table-cell office:value-type="float" office:value="0.143307120650763" calcext:value-type="float">
            <text:p>0.143307120650763</text:p>
          </table:table-cell>
          <table:table-cell office:value-type="float" office:value="2.40327793140869" calcext:value-type="float">
            <text:p>2.40327793140869</text:p>
          </table:table-cell>
          <table:table-cell office:value-type="float" office:value="0.452080615089905" calcext:value-type="float">
            <text:p>0.452080615089905</text:p>
          </table:table-cell>
          <table:table-cell office:value-type="float" office:value="439545.5" calcext:value-type="float">
            <text:p>439545.5</text:p>
          </table:table-cell>
          <table:table-cell table:formula="of:=[.F2]/[.J2]*100" office:value-type="float" office:value="1.28632871909734" calcext:value-type="float">
            <text:p>1.28632871909734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81" calcext:value-type="float">
            <text:p>-81</text:p>
          </table:table-cell>
          <table:table-cell office:value-type="float" office:value="47953" calcext:value-type="float">
            <text:p>47953</text:p>
          </table:table-cell>
          <table:table-cell office:value-type="float" office:value="0.552873806327202" calcext:value-type="float">
            <text:p>0.552873806327202</text:p>
          </table:table-cell>
          <table:table-cell office:value-type="float" office:value="2.45403275748942" calcext:value-type="float">
            <text:p>2.45403275748942</text:p>
          </table:table-cell>
          <table:table-cell office:value-type="float" office:value="1.43057248937947" calcext:value-type="float">
            <text:p>1.43057248937947</text:p>
          </table:table-cell>
          <table:table-cell office:value-type="float" office:value="1313446.2" calcext:value-type="float">
            <text:p>1313446.2</text:p>
          </table:table-cell>
          <table:table-cell table:formula="of:=[.F3]/[.J3]*100" office:value-type="float" office:value="3.65092989724284" calcext:value-type="float">
            <text:p>3.65092989724284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-53" calcext:value-type="float">
            <text:p>-53</text:p>
          </table:table-cell>
          <table:table-cell office:value-type="float" office:value="25932" calcext:value-type="float">
            <text:p>25932</text:p>
          </table:table-cell>
          <table:table-cell office:value-type="float" office:value="0.242416827221442" calcext:value-type="float">
            <text:p>0.242416827221442</text:p>
          </table:table-cell>
          <table:table-cell office:value-type="float" office:value="5.3037863410267" calcext:value-type="float">
            <text:p>5.3037863410267</text:p>
          </table:table-cell>
          <table:table-cell office:value-type="float" office:value="1.23198457494874" calcext:value-type="float">
            <text:p>1.23198457494874</text:p>
          </table:table-cell>
          <table:table-cell office:value-type="float" office:value="407026.2" calcext:value-type="float">
            <text:p>407026.2</text:p>
          </table:table-cell>
          <table:table-cell table:formula="of:=[.F4]/[.J4]*100" office:value-type="float" office:value="6.37108864245103" calcext:value-type="float">
            <text:p>6.37108864245103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72" calcext:value-type="float">
            <text:p>-72</text:p>
          </table:table-cell>
          <table:table-cell office:value-type="float" office:value="10516" calcext:value-type="float">
            <text:p>10516</text:p>
          </table:table-cell>
          <table:table-cell office:value-type="float" office:value="0.125668232558986" calcext:value-type="float">
            <text:p>0.125668232558986</text:p>
          </table:table-cell>
          <table:table-cell office:value-type="float" office:value="1.90476249530811" calcext:value-type="float">
            <text:p>1.90476249530811</text:p>
          </table:table-cell>
          <table:table-cell office:value-type="float" office:value="0.718396506423135" calcext:value-type="float">
            <text:p>0.718396506423135</text:p>
          </table:table-cell>
          <table:table-cell office:value-type="float" office:value="483813.6" calcext:value-type="float">
            <text:p>483813.6</text:p>
          </table:table-cell>
          <table:table-cell table:formula="of:=[.F5]/[.J5]*100" office:value-type="float" office:value="2.17356436445772" calcext:value-type="float">
            <text:p>2.17356436445772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-66" calcext:value-type="float">
            <text:p>-66</text:p>
          </table:table-cell>
          <table:table-cell office:value-type="float" office:value="6127" calcext:value-type="float">
            <text:p>6127</text:p>
          </table:table-cell>
          <table:table-cell office:value-type="float" office:value="0.167077893890222" calcext:value-type="float">
            <text:p>0.167077893890222</text:p>
          </table:table-cell>
          <table:table-cell office:value-type="float" office:value="2.43944499045063" calcext:value-type="float">
            <text:p>2.43944499045063</text:p>
          </table:table-cell>
          <table:table-cell office:value-type="float" office:value="0.342280109318165" calcext:value-type="float">
            <text:p>0.342280109318165</text:p>
          </table:table-cell>
          <table:table-cell office:value-type="float" office:value="1596441" calcext:value-type="float">
            <text:p>1596441</text:p>
          </table:table-cell>
          <table:table-cell table:formula="of:=[.F6]/[.J6]*100" office:value-type="float" office:value="0.38379119554058" calcext:value-type="float">
            <text:p>0.38379119554058</text:p>
          </table:table-cell>
        </table:table-row>
        <table:table-row table:style-name="ro1">
          <table:table-cell office:value-type="string" calcext:value-type="string">
            <text:p>Brune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81" calcext:value-type="float">
            <text:p>-81</text:p>
          </table:table-cell>
          <table:table-cell office:value-type="float" office:value="217" calcext:value-type="float">
            <text:p>217</text:p>
          </table:table-cell>
          <table:table-cell office:value-type="float" office:value="1.02002321532211" calcext:value-type="float">
            <text:p>1.02002321532211</text:p>
          </table:table-cell>
          <table:table-cell office:value-type="float" office:value="0.737086477074869" calcext:value-type="float">
            <text:p>0.737086477074869</text:p>
          </table:table-cell>
          <table:table-cell office:value-type="float" office:value="0.00870574579222286" calcext:value-type="float">
            <text:p>0.008705745792223</text:p>
          </table:table-cell>
          <table:table-cell office:value-type="float" office:value="13784" calcext:value-type="float">
            <text:p>13784</text:p>
          </table:table-cell>
          <table:table-cell table:formula="of:=[.F7]/[.J7]*100" office:value-type="float" office:value="1.5742890307603" calcext:value-type="float">
            <text:p>1.5742890307603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-60" calcext:value-type="float">
            <text:p>-60</text:p>
          </table:table-cell>
          <table:table-cell office:value-type="float" office:value="4832" calcext:value-type="float">
            <text:p>4832</text:p>
          </table:table-cell>
          <table:table-cell office:value-type="float" office:value="0.173123812764027" calcext:value-type="float">
            <text:p>0.173123812764027</text:p>
          </table:table-cell>
          <table:table-cell office:value-type="float" office:value="2.68138130475461" calcext:value-type="float">
            <text:p>2.68138130475461</text:p>
          </table:table-cell>
          <table:table-cell office:value-type="float" office:value="1.14860650392674" calcext:value-type="float">
            <text:p>1.14860650392674</text:p>
          </table:table-cell>
          <table:table-cell office:value-type="float" office:value="56433.6" calcext:value-type="float">
            <text:p>56433.6</text:p>
          </table:table-cell>
          <table:table-cell table:formula="of:=[.F8]/[.J8]*100" office:value-type="float" office:value="8.56227495676335" calcext:value-type="float">
            <text:p>8.56227495676335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-80" calcext:value-type="float">
            <text:p>-80</text:p>
          </table:table-cell>
          <table:table-cell office:value-type="float" office:value="5312" calcext:value-type="float">
            <text:p>5312</text:p>
          </table:table-cell>
          <table:table-cell office:value-type="float" office:value="0.384430145224345" calcext:value-type="float">
            <text:p>0.384430145224345</text:p>
          </table:table-cell>
          <table:table-cell office:value-type="float" office:value="4.48299352196155" calcext:value-type="float">
            <text:p>4.48299352196155</text:p>
          </table:table-cell>
          <table:table-cell office:value-type="float" office:value="0.951963587609721" calcext:value-type="float">
            <text:p>0.951963587609721</text:p>
          </table:table-cell>
          <table:table-cell office:value-type="float" office:value="23047.1" calcext:value-type="float">
            <text:p>23047.1</text:p>
          </table:table-cell>
          <table:table-cell table:formula="of:=[.F9]/[.J9]*100" office:value-type="float" office:value="23.0484529506966" calcext:value-type="float">
            <text:p>23.0484529506966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87" calcext:value-type="float">
            <text:p>-87</text:p>
          </table:table-cell>
          <table:table-cell office:value-type="float" office:value="29791" calcext:value-type="float">
            <text:p>29791</text:p>
          </table:table-cell>
          <table:table-cell office:value-type="float" office:value="0.517337930726965" calcext:value-type="float">
            <text:p>0.517337930726965</text:p>
          </table:table-cell>
          <table:table-cell office:value-type="float" office:value="2.30928226239529" calcext:value-type="float">
            <text:p>2.30928226239529</text:p>
          </table:table-cell>
          <table:table-cell office:value-type="float" office:value="0.783566590982286" calcext:value-type="float">
            <text:p>0.783566590982286</text:p>
          </table:table-cell>
          <table:table-cell office:value-type="float" office:value="1601255.1" calcext:value-type="float">
            <text:p>1601255.1</text:p>
          </table:table-cell>
          <table:table-cell table:formula="of:=[.F10]/[.J10]*100" office:value-type="float" office:value="1.860478071233" calcext:value-type="float">
            <text:p>1.860478071233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75" calcext:value-type="float">
            <text:p>-75</text:p>
          </table:table-cell>
          <table:table-cell office:value-type="float" office:value="3316" calcext:value-type="float">
            <text:p>3316</text:p>
          </table:table-cell>
          <table:table-cell office:value-type="float" office:value="0.530685441752276" calcext:value-type="float">
            <text:p>0.530685441752276</text:p>
          </table:table-cell>
          <table:table-cell office:value-type="float" office:value="2.4661588830475" calcext:value-type="float">
            <text:p>2.4661588830475</text:p>
          </table:table-cell>
          <table:table-cell office:value-type="float" office:value="0.993914606084365" calcext:value-type="float">
            <text:p>0.993914606084365</text:p>
          </table:table-cell>
          <table:table-cell office:value-type="float" office:value="272176.3" calcext:value-type="float">
            <text:p>272176.3</text:p>
          </table:table-cell>
          <table:table-cell table:formula="of:=[.F11]/[.J11]*100" office:value-type="float" office:value="1.21832797344956" calcext:value-type="float">
            <text:p>1.21832797344956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-88" calcext:value-type="float">
            <text:p>-88</text:p>
          </table:table-cell>
          <table:table-cell office:value-type="float" office:value="35832" calcext:value-type="float">
            <text:p>35832</text:p>
          </table:table-cell>
          <table:table-cell office:value-type="float" office:value="0.307059615114545" calcext:value-type="float">
            <text:p>0.307059615114545</text:p>
          </table:table-cell>
          <table:table-cell office:value-type="float" office:value="1.79712200091411" calcext:value-type="float">
            <text:p>1.79712200091411</text:p>
          </table:table-cell>
          <table:table-cell office:value-type="float" office:value="0.711138631654356" calcext:value-type="float">
            <text:p>0.711138631654356</text:p>
          </table:table-cell>
          <table:table-cell office:value-type="float" office:value="12790122.2" calcext:value-type="float">
            <text:p>12790122.2</text:p>
          </table:table-cell>
          <table:table-cell table:formula="of:=[.F12]/[.J12]*100" office:value-type="float" office:value="0.280153695482284" calcext:value-type="float">
            <text:p>0.280153695482284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70" calcext:value-type="float">
            <text:p>-70</text:p>
          </table:table-cell>
          <table:table-cell office:value-type="float" office:value="6784" calcext:value-type="float">
            <text:p>6784</text:p>
          </table:table-cell>
          <table:table-cell office:value-type="float" office:value="0.543679866073537" calcext:value-type="float">
            <text:p>0.543679866073537</text:p>
          </table:table-cell>
          <table:table-cell office:value-type="float" office:value="4.26695708731084" calcext:value-type="float">
            <text:p>4.26695708731084</text:p>
          </table:table-cell>
          <table:table-cell office:value-type="float" office:value="1.06407190751728" calcext:value-type="float">
            <text:p>1.06407190751728</text:p>
          </table:table-cell>
          <table:table-cell office:value-type="float" office:value="302733.3" calcext:value-type="float">
            <text:p>302733.3</text:p>
          </table:table-cell>
          <table:table-cell table:formula="of:=[.F13]/[.J13]*100" office:value-type="float" office:value="2.24091634451843" calcext:value-type="float">
            <text:p>2.24091634451843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68" calcext:value-type="float">
            <text:p>-68</text:p>
          </table:table-cell>
          <table:table-cell office:value-type="float" office:value="4339" calcext:value-type="float">
            <text:p>4339</text:p>
          </table:table-cell>
          <table:table-cell office:value-type="float" office:value="0.382583315853543" calcext:value-type="float">
            <text:p>0.382583315853543</text:p>
          </table:table-cell>
          <table:table-cell office:value-type="float" office:value="3.62360542644414" calcext:value-type="float">
            <text:p>3.62360542644414</text:p>
          </table:table-cell>
          <table:table-cell office:value-type="float" office:value="0.974207000163145" calcext:value-type="float">
            <text:p>0.974207000163145</text:p>
          </table:table-cell>
          <table:table-cell office:value-type="float" office:value="55778.7" calcext:value-type="float">
            <text:p>55778.7</text:p>
          </table:table-cell>
          <table:table-cell table:formula="of:=[.F14]/[.J14]*100" office:value-type="float" office:value="7.77895504914959" calcext:value-type="float">
            <text:p>7.77895504914959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float" office:value="-68" calcext:value-type="float">
            <text:p>-68</text:p>
          </table:table-cell>
          <table:table-cell office:value-type="float" office:value="11971" calcext:value-type="float">
            <text:p>11971</text:p>
          </table:table-cell>
          <table:table-cell office:value-type="float" office:value="0.116053927189122" calcext:value-type="float">
            <text:p>0.116053927189122</text:p>
          </table:table-cell>
          <table:table-cell office:value-type="float" office:value="6.56023737215623" calcext:value-type="float">
            <text:p>6.56023737215623</text:p>
          </table:table-cell>
          <table:table-cell office:value-type="float" office:value="2.018979403419" calcext:value-type="float">
            <text:p>2.018979403419</text:p>
          </table:table-cell>
          <table:table-cell office:value-type="float" office:value="50149.1" calcext:value-type="float">
            <text:p>50149.1</text:p>
          </table:table-cell>
          <table:table-cell table:formula="of:=[.F15]/[.J15]*100" office:value-type="float" office:value="23.8708172230409" calcext:value-type="float">
            <text:p>23.8708172230409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-84" calcext:value-type="float">
            <text:p>-84</text:p>
          </table:table-cell>
          <table:table-cell office:value-type="float" office:value="3251" calcext:value-type="float">
            <text:p>3251</text:p>
          </table:table-cell>
          <table:table-cell office:value-type="float" office:value="0.118567926195009" calcext:value-type="float">
            <text:p>0.118567926195009</text:p>
          </table:table-cell>
          <table:table-cell office:value-type="float" office:value="7.1088793677637" calcext:value-type="float">
            <text:p>7.1088793677637</text:p>
          </table:table-cell>
          <table:table-cell office:value-type="float" office:value="1.76954363157969" calcext:value-type="float">
            <text:p>1.76954363157969</text:p>
          </table:table-cell>
          <table:table-cell office:value-type="float" office:value="21169.3" calcext:value-type="float">
            <text:p>21169.3</text:p>
          </table:table-cell>
          <table:table-cell table:formula="of:=[.F16]/[.J16]*100" office:value-type="float" office:value="15.3571445442221" calcext:value-type="float">
            <text:p>15.3571445442221</text:p>
          </table:table-cell>
        </table:table-row>
        <table:table-row table:style-name="ro1">
          <table:table-cell office:value-type="string" calcext:value-type="string">
            <text:p>Czechia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-74" calcext:value-type="float">
            <text:p>-74</text:p>
          </table:table-cell>
          <table:table-cell office:value-type="float" office:value="7967" calcext:value-type="float">
            <text:p>7967</text:p>
          </table:table-cell>
          <table:table-cell office:value-type="float" office:value="0.0804037611899394" calcext:value-type="float">
            <text:p>0.080403761189939</text:p>
          </table:table-cell>
          <table:table-cell office:value-type="float" office:value="2.11232296539235" calcext:value-type="float">
            <text:p>2.11232296539235</text:p>
          </table:table-cell>
          <table:table-cell office:value-type="float" office:value="0.982949592921928" calcext:value-type="float">
            <text:p>0.982949592921928</text:p>
          </table:table-cell>
          <table:table-cell office:value-type="float" office:value="220387.7" calcext:value-type="float">
            <text:p>220387.7</text:p>
          </table:table-cell>
          <table:table-cell table:formula="of:=[.F17]/[.J17]*100" office:value-type="float" office:value="3.61499303273277" calcext:value-type="float">
            <text:p>3.61499303273277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-70" calcext:value-type="float">
            <text:p>-70</text:p>
          </table:table-cell>
          <table:table-cell office:value-type="float" office:value="8651" calcext:value-type="float">
            <text:p>8651</text:p>
          </table:table-cell>
          <table:table-cell office:value-type="float" office:value="0.28111316222639" calcext:value-type="float">
            <text:p>0.28111316222639</text:p>
          </table:table-cell>
          <table:table-cell office:value-type="float" office:value="1.70723383664883" calcext:value-type="float">
            <text:p>1.70723383664883</text:p>
          </table:table-cell>
          <table:table-cell office:value-type="float" office:value="1.55167908973755" calcext:value-type="float">
            <text:p>1.55167908973755</text:p>
          </table:table-cell>
          <table:table-cell office:value-type="float" office:value="305037.3" calcext:value-type="float">
            <text:p>305037.3</text:p>
          </table:table-cell>
          <table:table-cell table:formula="of:=[.F18]/[.J18]*100" office:value-type="float" office:value="2.83604660807055" calcext:value-type="float">
            <text:p>2.83604660807055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72" calcext:value-type="float">
            <text:p>-72</text:p>
          </table:table-cell>
          <table:table-cell office:value-type="float" office:value="14256" calcext:value-type="float">
            <text:p>14256</text:p>
          </table:table-cell>
          <table:table-cell office:value-type="float" office:value="0.0964825003300072" calcext:value-type="float">
            <text:p>0.096482500330007</text:p>
          </table:table-cell>
          <table:table-cell office:value-type="float" office:value="2.43054747326668" calcext:value-type="float">
            <text:p>2.43054747326668</text:p>
          </table:table-cell>
          <table:table-cell office:value-type="float" office:value="0.107712833843356" calcext:value-type="float">
            <text:p>0.107712833843356</text:p>
          </table:table-cell>
          <table:table-cell office:value-type="float" office:value="243982.068452664" calcext:value-type="float">
            <text:p>243982.068452664</text:p>
          </table:table-cell>
          <table:table-cell table:formula="of:=[.F19]/[.J19]*100" office:value-type="float" office:value="5.84305235643408" calcext:value-type="float">
            <text:p>5.84305235643408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-70" calcext:value-type="float">
            <text:p>-70</text:p>
          </table:table-cell>
          <table:table-cell office:value-type="float" office:value="2304" calcext:value-type="float">
            <text:p>2304</text:p>
          </table:table-cell>
          <table:table-cell office:value-type="float" office:value="0.0153855390942796" calcext:value-type="float">
            <text:p>0.01538553909428</text:p>
          </table:table-cell>
          <table:table-cell office:value-type="float" office:value="1.97085003227211" calcext:value-type="float">
            <text:p>1.97085003227211</text:p>
          </table:table-cell>
          <table:table-cell office:value-type="float" office:value="1.51416220110776" calcext:value-type="float">
            <text:p>1.51416220110776</text:p>
          </table:table-cell>
          <table:table-cell office:value-type="float" office:value="26648.4" calcext:value-type="float">
            <text:p>26648.4</text:p>
          </table:table-cell>
          <table:table-cell table:formula="of:=[.F20]/[.J20]*100" office:value-type="float" office:value="8.64592245688296" calcext:value-type="float">
            <text:p>8.64592245688296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table:number-columns-repeated="4"/>
          <table:table-cell office:value-type="float" office:value="3529" calcext:value-type="float">
            <text:p>3529</text:p>
          </table:table-cell>
          <table:table-cell office:value-type="float" office:value="0.083916537212176" calcext:value-type="float">
            <text:p>0.083916537212176</text:p>
          </table:table-cell>
          <table:table-cell office:value-type="float" office:value="2.54901406461399" calcext:value-type="float">
            <text:p>2.54901406461399</text:p>
          </table:table-cell>
          <table:table-cell office:value-type="float" office:value="0.0949478190992226" calcext:value-type="float">
            <text:p>0.094947819099223</text:p>
          </table:table-cell>
          <table:table-cell office:value-type="float" office:value="76147.0886702988" calcext:value-type="float">
            <text:p>76147.0886702988</text:p>
          </table:table-cell>
          <table:table-cell table:formula="of:=[.F21]/[.J21]*100" office:value-type="float" office:value="4.63445164040327" calcext:value-type="float">
            <text:p>4.63445164040327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73" calcext:value-type="float">
            <text:p>-73</text:p>
          </table:table-cell>
          <table:table-cell office:value-type="float" office:value="5944" calcext:value-type="float">
            <text:p>5944</text:p>
          </table:table-cell>
          <table:table-cell office:value-type="float" office:value="0.428039439096985" calcext:value-type="float">
            <text:p>0.428039439096985</text:p>
          </table:table-cell>
          <table:table-cell office:value-type="float" office:value="1.81622778484971" calcext:value-type="float">
            <text:p>1.81622778484971</text:p>
          </table:table-cell>
          <table:table-cell office:value-type="float" office:value="1.24489256806444" calcext:value-type="float">
            <text:p>1.24489256806444</text:p>
          </table:table-cell>
          <table:table-cell office:value-type="float" office:value="238108.9" calcext:value-type="float">
            <text:p>238108.9</text:p>
          </table:table-cell>
          <table:table-cell table:formula="of:=[.F22]/[.J22]*100" office:value-type="float" office:value="2.4963367601967" calcext:value-type="float">
            <text:p>2.4963367601967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-71" calcext:value-type="float">
            <text:p>-71</text:p>
          </table:table-cell>
          <table:table-cell office:value-type="float" office:value="70786" calcext:value-type="float">
            <text:p>70786</text:p>
          </table:table-cell>
          <table:table-cell office:value-type="float" office:value="0.323729402732381" calcext:value-type="float">
            <text:p>0.323729402732381</text:p>
          </table:table-cell>
          <table:table-cell office:value-type="float" office:value="2.94861221776281" calcext:value-type="float">
            <text:p>2.94861221776281</text:p>
          </table:table-cell>
          <table:table-cell office:value-type="float" office:value="1.40007652467921" calcext:value-type="float">
            <text:p>1.40007652467921</text:p>
          </table:table-cell>
          <table:table-cell office:value-type="float" office:value="2479200.2" calcext:value-type="float">
            <text:p>2479200.2</text:p>
          </table:table-cell>
          <table:table-cell table:formula="of:=[.F23]/[.J23]*100" office:value-type="float" office:value="2.85519499393393" calcext:value-type="float">
            <text:p>2.85519499393393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69" calcext:value-type="float">
            <text:p>-69</text:p>
          </table:table-cell>
          <table:table-cell office:value-type="float" office:value="41779" calcext:value-type="float">
            <text:p>41779</text:p>
          </table:table-cell>
          <table:table-cell office:value-type="float" office:value="0.241333139133342" calcext:value-type="float">
            <text:p>0.241333139133342</text:p>
          </table:table-cell>
          <table:table-cell office:value-type="float" office:value="1.61897745386343" calcext:value-type="float">
            <text:p>1.61897745386343</text:p>
          </table:table-cell>
          <table:table-cell office:value-type="float" office:value="1.35256245973865" calcext:value-type="float">
            <text:p>1.35256245973865</text:p>
          </table:table-cell>
          <table:table-cell office:value-type="float" office:value="3606591.3" calcext:value-type="float">
            <text:p>3606591.3</text:p>
          </table:table-cell>
          <table:table-cell table:formula="of:=[.F24]/[.J24]*100" office:value-type="float" office:value="1.15840683140338" calcext:value-type="float">
            <text:p>1.15840683140338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-76" calcext:value-type="float">
            <text:p>-76</text:p>
          </table:table-cell>
          <table:table-cell office:value-type="float" office:value="23003" calcext:value-type="float">
            <text:p>23003</text:p>
          </table:table-cell>
          <table:table-cell office:value-type="float" office:value="0.429050517051427" calcext:value-type="float">
            <text:p>0.429050517051427</text:p>
          </table:table-cell>
          <table:table-cell office:value-type="float" office:value="7.16188375664352" calcext:value-type="float">
            <text:p>7.16188375664352</text:p>
          </table:table-cell>
          <table:table-cell office:value-type="float" office:value="1.58880876996741" calcext:value-type="float">
            <text:p>1.58880876996741</text:p>
          </table:table-cell>
          <table:table-cell office:value-type="float" office:value="189884.4" calcext:value-type="float">
            <text:p>189884.4</text:p>
          </table:table-cell>
          <table:table-cell table:formula="of:=[.F25]/[.J25]*100" office:value-type="float" office:value="12.1142126472738" calcext:value-type="float">
            <text:p>12.1142126472738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94" calcext:value-type="float">
            <text:p>-94</text:p>
          </table:table-cell>
          <table:table-cell office:value-type="float" office:value="32697" calcext:value-type="float">
            <text:p>32697</text:p>
          </table:table-cell>
          <table:table-cell office:value-type="float" office:value="2.77379416082336" calcext:value-type="float">
            <text:p>2.77379416082336</text:p>
          </table:table-cell>
          <table:table-cell office:value-type="float" office:value="3.38086770501442" calcext:value-type="float">
            <text:p>3.38086770501442</text:p>
          </table:table-cell>
          <table:table-cell office:value-type="float" office:value="0.759588708822701" calcext:value-type="float">
            <text:p>0.759588708822701</text:p>
          </table:table-cell>
          <table:table-cell office:value-type="float" office:value="348162.1" calcext:value-type="float">
            <text:p>348162.1</text:p>
          </table:table-cell>
          <table:table-cell table:formula="of:=[.F26]/[.J26]*100" office:value-type="float" office:value="9.39131513740295" calcext:value-type="float">
            <text:p>9.39131513740295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-56" calcext:value-type="float">
            <text:p>-56</text:p>
          </table:table-cell>
          <table:table-cell office:value-type="float" office:value="10225" calcext:value-type="float">
            <text:p>10225</text:p>
          </table:table-cell>
          <table:table-cell office:value-type="float" office:value="0.568533160432013" calcext:value-type="float">
            <text:p>0.568533160432013</text:p>
          </table:table-cell>
          <table:table-cell office:value-type="float" office:value="1.91819906465189" calcext:value-type="float">
            <text:p>1.91819906465189</text:p>
          </table:table-cell>
          <table:table-cell office:value-type="float" office:value="1.46808529798462" calcext:value-type="float">
            <text:p>1.46808529798462</text:p>
          </table:table-cell>
          <table:table-cell office:value-type="float" office:value="133255.2" calcext:value-type="float">
            <text:p>133255.2</text:p>
          </table:table-cell>
          <table:table-cell table:formula="of:=[.F27]/[.J27]*100" office:value-type="float" office:value="7.67324652246216" calcext:value-type="float">
            <text:p>7.67324652246216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-77" calcext:value-type="float">
            <text:p>-77</text:p>
          </table:table-cell>
          <table:table-cell office:value-type="float" office:value="2689" calcext:value-type="float">
            <text:p>2689</text:p>
          </table:table-cell>
          <table:table-cell office:value-type="float" office:value="2.68933685003768" calcext:value-type="float">
            <text:p>2.68933685003768</text:p>
          </table:table-cell>
          <table:table-cell office:value-type="float" office:value="3.81242721107077" calcext:value-type="float">
            <text:p>3.81242721107077</text:p>
          </table:table-cell>
          <table:table-cell office:value-type="float" office:value="1.42666301294787" calcext:value-type="float">
            <text:p>1.42666301294787</text:p>
          </table:table-cell>
          <table:table-cell office:value-type="float" office:value="23355.2" calcext:value-type="float">
            <text:p>23355.2</text:p>
          </table:table-cell>
          <table:table-cell table:formula="of:=[.F28]/[.J28]*100" office:value-type="float" office:value="11.51349592382" calcext:value-type="float">
            <text:p>11.51349592382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-75" calcext:value-type="float">
            <text:p>-75</text:p>
          </table:table-cell>
          <table:table-cell office:value-type="float" office:value="31661" calcext:value-type="float">
            <text:p>31661</text:p>
          </table:table-cell>
          <table:table-cell office:value-type="float" office:value="0.148848102171787" calcext:value-type="float">
            <text:p>0.148848102171787</text:p>
          </table:table-cell>
          <table:table-cell office:value-type="float" office:value="0.993836929120709" calcext:value-type="float">
            <text:p>0.993836929120709</text:p>
          </table:table-cell>
          <table:table-cell office:value-type="float" office:value="0.292598748300185" calcext:value-type="float">
            <text:p>0.292598748300185</text:p>
          </table:table-cell>
          <table:table-cell office:value-type="float" office:value="2514980" calcext:value-type="float">
            <text:p>2514980</text:p>
          </table:table-cell>
          <table:table-cell table:formula="of:=[.F29]/[.J29]*100" office:value-type="float" office:value="1.25889669102736" calcext:value-type="float">
            <text:p>1.25889669102736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75" calcext:value-type="float">
            <text:p>-75</text:p>
          </table:table-cell>
          <table:table-cell office:value-type="float" office:value="18405" calcext:value-type="float">
            <text:p>18405</text:p>
          </table:table-cell>
          <table:table-cell office:value-type="float" office:value="1.75181551853737" calcext:value-type="float">
            <text:p>1.75181551853737</text:p>
          </table:table-cell>
          <table:table-cell office:value-type="float" office:value="2.8985398554105" calcext:value-type="float">
            <text:p>2.8985398554105</text:p>
          </table:table-cell>
          <table:table-cell office:value-type="float" office:value="0.484534930963647" calcext:value-type="float">
            <text:p>0.484534930963647</text:p>
          </table:table-cell>
          <table:table-cell office:value-type="float" office:value="1000031.1" calcext:value-type="float">
            <text:p>1000031.1</text:p>
          </table:table-cell>
          <table:table-cell table:formula="of:=[.F30]/[.J30]*100" office:value-type="float" office:value="1.84044276223009" calcext:value-type="float">
            <text:p>1.84044276223009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4808" calcext:value-type="float">
            <text:p>14808</text:p>
          </table:table-cell>
          <table:table-cell office:value-type="float" office:value="0.47259282893816" calcext:value-type="float">
            <text:p>0.47259282893816</text:p>
          </table:table-cell>
          <table:table-cell office:value-type="float" office:value="1.78842090293589" calcext:value-type="float">
            <text:p>1.78842090293589</text:p>
          </table:table-cell>
          <table:table-cell office:value-type="float" office:value="0.803924685773964" calcext:value-type="float">
            <text:p>0.803924685773964</text:p>
          </table:table-cell>
          <table:table-cell office:value-type="float" office:value="357919.1" calcext:value-type="float">
            <text:p>357919.1</text:p>
          </table:table-cell>
          <table:table-cell table:formula="of:=[.F31]/[.J31]*100" office:value-type="float" office:value="4.13724777470663" calcext:value-type="float">
            <text:p>4.13724777470663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82" calcext:value-type="float">
            <text:p>-82</text:p>
          </table:table-cell>
          <table:table-cell office:value-type="float" office:value="8459" calcext:value-type="float">
            <text:p>8459</text:p>
          </table:table-cell>
          <table:table-cell office:value-type="float" office:value="0.92699641808345" calcext:value-type="float">
            <text:p>0.92699641808345</text:p>
          </table:table-cell>
          <table:table-cell office:value-type="float" office:value="2.00769559385428" calcext:value-type="float">
            <text:p>2.00769559385428</text:p>
          </table:table-cell>
          <table:table-cell office:value-type="float" office:value="1.77987494659987" calcext:value-type="float">
            <text:p>1.77987494659987</text:p>
          </table:table-cell>
          <table:table-cell office:value-type="float" office:value="334737" calcext:value-type="float">
            <text:p>334737</text:p>
          </table:table-cell>
          <table:table-cell table:formula="of:=[.F32]/[.J32]*100" office:value-type="float" office:value="2.52705855641892" calcext:value-type="float">
            <text:p>2.52705855641892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-61" calcext:value-type="float">
            <text:p>-61</text:p>
          </table:table-cell>
          <table:table-cell office:value-type="float" office:value="51910" calcext:value-type="float">
            <text:p>51910</text:p>
          </table:table-cell>
          <table:table-cell office:value-type="float" office:value="0.154902477707484" calcext:value-type="float">
            <text:p>0.154902477707484</text:p>
          </table:table-cell>
          <table:table-cell office:value-type="float" office:value="3.93698662334136" calcext:value-type="float">
            <text:p>3.93698662334136</text:p>
          </table:table-cell>
          <table:table-cell office:value-type="float" office:value="1.13983853908446" calcext:value-type="float">
            <text:p>1.13983853908446</text:p>
          </table:table-cell>
          <table:table-cell office:value-type="float" office:value="1871177.3" calcext:value-type="float">
            <text:p>1871177.3</text:p>
          </table:table-cell>
          <table:table-cell table:formula="of:=[.F33]/[.J33]*100" office:value-type="float" office:value="2.77418927645178" calcext:value-type="float">
            <text:p>2.77418927645178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87" calcext:value-type="float">
            <text:p>-87</text:p>
          </table:table-cell>
          <table:table-cell office:value-type="float" office:value="49209" calcext:value-type="float">
            <text:p>49209</text:p>
          </table:table-cell>
          <table:table-cell office:value-type="float" office:value="0.144546847891976" calcext:value-type="float">
            <text:p>0.144546847891976</text:p>
          </table:table-cell>
          <table:table-cell office:value-type="float" office:value="2.57540952476601" calcext:value-type="float">
            <text:p>2.57540952476601</text:p>
          </table:table-cell>
          <table:table-cell office:value-type="float" office:value="0.941867115188282" calcext:value-type="float">
            <text:p>0.941867115188282</text:p>
          </table:table-cell>
          <table:table-cell office:value-type="float" office:value="4667898.4" calcext:value-type="float">
            <text:p>4667898.4</text:p>
          </table:table-cell>
          <table:table-cell table:formula="of:=[.F34]/[.J34]*100" office:value-type="float" office:value="1.05420032278337" calcext:value-type="float">
            <text:p>1.05420032278337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76" calcext:value-type="float">
            <text:p>-76</text:p>
          </table:table-cell>
          <table:table-cell office:value-type="float" office:value="2915" calcext:value-type="float">
            <text:p>2915</text:p>
          </table:table-cell>
          <table:table-cell office:value-type="float" office:value="0.421306030775112" calcext:value-type="float">
            <text:p>0.421306030775112</text:p>
          </table:table-cell>
          <table:table-cell office:value-type="float" office:value="1.21971470897448" calcext:value-type="float">
            <text:p>1.21971470897448</text:p>
          </table:table-cell>
          <table:table-cell office:value-type="float" office:value="0.779950778935296" calcext:value-type="float">
            <text:p>0.779950778935296</text:p>
          </table:table-cell>
          <table:table-cell office:value-type="float" office:value="167408" calcext:value-type="float">
            <text:p>167408</text:p>
          </table:table-cell>
          <table:table-cell table:formula="of:=[.F35]/[.J35]*100" office:value-type="float" office:value="1.74125489821275" calcext:value-type="float">
            <text:p>1.74125489821275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74" calcext:value-type="float">
            <text:p>974</text:p>
          </table:table-cell>
          <table:table-cell office:value-type="float" office:value="0.252007597841009" calcext:value-type="float">
            <text:p>0.252007597841009</text:p>
          </table:table-cell>
          <table:table-cell office:value-type="float" office:value="2.65046796933281" calcext:value-type="float">
            <text:p>2.65046796933281</text:p>
          </table:table-cell>
          <table:table-cell office:value-type="float" office:value="0.449476237940308" calcext:value-type="float">
            <text:p>0.449476237940308</text:p>
          </table:table-cell>
          <table:table-cell office:value-type="float" office:value="15951.9" calcext:value-type="float">
            <text:p>15951.9</text:p>
          </table:table-cell>
          <table:table-cell table:formula="of:=[.F36]/[.J36]*100" office:value-type="float" office:value="6.10585572878466" calcext:value-type="float">
            <text:p>6.10585572878466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-63" calcext:value-type="float">
            <text:p>-63</text:p>
          </table:table-cell>
          <table:table-cell office:value-type="float" office:value="1016" calcext:value-type="float">
            <text:p>1016</text:p>
          </table:table-cell>
          <table:table-cell office:value-type="float" office:value="0.606477827963128" calcext:value-type="float">
            <text:p>0.606477827963128</text:p>
          </table:table-cell>
          <table:table-cell office:value-type="float" office:value="1.93461725741726" calcext:value-type="float">
            <text:p>1.93461725741726</text:p>
          </table:table-cell>
          <table:table-cell office:value-type="float" office:value="1.91245361586379" calcext:value-type="float">
            <text:p>1.91245361586379</text:p>
          </table:table-cell>
          <table:table-cell office:value-type="float" office:value="29778.5" calcext:value-type="float">
            <text:p>29778.5</text:p>
          </table:table-cell>
          <table:table-cell table:formula="of:=[.F37]/[.J37]*100" office:value-type="float" office:value="3.41185754823111" calcext:value-type="float">
            <text:p>3.41185754823111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-74" calcext:value-type="float">
            <text:p>-74</text:p>
          </table:table-cell>
          <table:table-cell office:value-type="float" office:value="1492" calcext:value-type="float">
            <text:p>1492</text:p>
          </table:table-cell>
          <table:table-cell office:value-type="float" office:value="0.168822220418121" calcext:value-type="float">
            <text:p>0.168822220418121</text:p>
          </table:table-cell>
          <table:table-cell office:value-type="float" office:value="1.78959880263204" calcext:value-type="float">
            <text:p>1.78959880263204</text:p>
          </table:table-cell>
          <table:table-cell office:value-type="float" office:value="1.17426158493048" calcext:value-type="float">
            <text:p>1.17426158493048</text:p>
          </table:table-cell>
          <table:table-cell office:value-type="float" office:value="48038.7" calcext:value-type="float">
            <text:p>48038.7</text:p>
          </table:table-cell>
          <table:table-cell table:formula="of:=[.F38]/[.J38]*100" office:value-type="float" office:value="3.10582925849367" calcext:value-type="float">
            <text:p>3.10582925849367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-50" calcext:value-type="float">
            <text:p>-50</text:p>
          </table:table-cell>
          <table:table-cell office:value-type="float" office:value="6309" calcext:value-type="float">
            <text:p>6309</text:p>
          </table:table-cell>
          <table:table-cell office:value-type="float" office:value="1.17631669921236" calcext:value-type="float">
            <text:p>1.17631669921236</text:p>
          </table:table-cell>
          <table:table-cell office:value-type="float" office:value="1.6669936808404" calcext:value-type="float">
            <text:p>1.6669936808404</text:p>
          </table:table-cell>
          <table:table-cell office:value-type="float" office:value="0.632850286682426" calcext:value-type="float">
            <text:p>0.632850286682426</text:p>
          </table:table-cell>
          <table:table-cell office:value-type="float" office:value="64217.4" calcext:value-type="float">
            <text:p>64217.4</text:p>
          </table:table-cell>
          <table:table-cell table:formula="of:=[.F39]/[.J39]*100" office:value-type="float" office:value="9.82444010501827" calcext:value-type="float">
            <text:p>9.82444010501827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-83" calcext:value-type="float">
            <text:p>-83</text:p>
          </table:table-cell>
          <table:table-cell office:value-type="float" office:value="22200" calcext:value-type="float">
            <text:p>22200</text:p>
          </table:table-cell>
          <table:table-cell office:value-type="float" office:value="0.459907171695102" calcext:value-type="float">
            <text:p>0.459907171695102</text:p>
          </table:table-cell>
          <table:table-cell office:value-type="float" office:value="2.55684336338595" calcext:value-type="float">
            <text:p>2.55684336338595</text:p>
          </table:table-cell>
          <table:table-cell office:value-type="float" office:value="0.668378474357042" calcext:value-type="float">
            <text:p>0.668378474357042</text:p>
          </table:table-cell>
          <table:table-cell office:value-type="float" office:value="354245.4" calcext:value-type="float">
            <text:p>354245.4</text:p>
          </table:table-cell>
          <table:table-cell table:formula="of:=[.F40]/[.J40]*100" office:value-type="float" office:value="6.26684213824654" calcext:value-type="float">
            <text:p>6.26684213824654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-76" calcext:value-type="float">
            <text:p>-76</text:p>
          </table:table-cell>
          <table:table-cell office:value-type="float" office:value="1897" calcext:value-type="float">
            <text:p>1897</text:p>
          </table:table-cell>
          <table:table-cell office:value-type="float" office:value="0.566880217433508" calcext:value-type="float">
            <text:p>0.566880217433508</text:p>
          </table:table-cell>
          <table:table-cell office:value-type="float" office:value="5.03125606678315" calcext:value-type="float">
            <text:p>5.03125606678315</text:p>
          </table:table-cell>
          <table:table-cell office:value-type="float" office:value="13.7961560861969" calcext:value-type="float">
            <text:p>13.7961560861969</text:p>
          </table:table-cell>
          <table:table-cell office:value-type="float" office:value="12877.5" calcext:value-type="float">
            <text:p>12877.5</text:p>
          </table:table-cell>
          <table:table-cell table:formula="of:=[.F41]/[.J41]*100" office:value-type="float" office:value="14.7311201708406" calcext:value-type="float">
            <text:p>14.7311201708406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-46" calcext:value-type="float">
            <text:p>-46</text:p>
          </table:table-cell>
          <table:table-cell office:value-type="float" office:value="25847" calcext:value-type="float">
            <text:p>25847</text:p>
          </table:table-cell>
          <table:table-cell office:value-type="float" office:value="0.222690225226807" calcext:value-type="float">
            <text:p>0.222690225226807</text:p>
          </table:table-cell>
          <table:table-cell office:value-type="float" office:value="2.41099306971091" calcext:value-type="float">
            <text:p>2.41099306971091</text:p>
          </table:table-cell>
          <table:table-cell office:value-type="float" office:value="0.437176667087262" calcext:value-type="float">
            <text:p>0.437176667087262</text:p>
          </table:table-cell>
          <table:table-cell office:value-type="float" office:value="1153126.5" calcext:value-type="float">
            <text:p>1153126.5</text:p>
          </table:table-cell>
          <table:table-cell table:formula="of:=[.F42]/[.J42]*100" office:value-type="float" office:value="2.24147133900747" calcext:value-type="float">
            <text:p>2.24147133900747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-79" calcext:value-type="float">
            <text:p>-79</text:p>
          </table:table-cell>
          <table:table-cell office:value-type="float" office:value="9949" calcext:value-type="float">
            <text:p>9949</text:p>
          </table:table-cell>
          <table:table-cell office:value-type="float" office:value="0.302801272361523" calcext:value-type="float">
            <text:p>0.302801272361523</text:p>
          </table:table-cell>
          <table:table-cell office:value-type="float" office:value="2.38288927608476" calcext:value-type="float">
            <text:p>2.38288927608476</text:p>
          </table:table-cell>
          <table:table-cell office:value-type="float" office:value="0.316551854116905" calcext:value-type="float">
            <text:p>0.316551854116905</text:p>
          </table:table-cell>
          <table:table-cell office:value-type="float" office:value="103995.6" calcext:value-type="float">
            <text:p>103995.6</text:p>
          </table:table-cell>
          <table:table-cell table:formula="of:=[.F43]/[.J43]*100" office:value-type="float" office:value="9.56675090099966" calcext:value-type="float">
            <text:p>9.56675090099966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-81" calcext:value-type="float">
            <text:p>-81</text:p>
          </table:table-cell>
          <table:table-cell office:value-type="float" office:value="2501" calcext:value-type="float">
            <text:p>2501</text:p>
          </table:table-cell>
          <table:table-cell office:value-type="float" office:value="0.581674673987646" calcext:value-type="float">
            <text:p>0.581674673987646</text:p>
          </table:table-cell>
          <table:table-cell office:value-type="float" office:value="2.38332189430336" calcext:value-type="float">
            <text:p>2.38332189430336</text:p>
          </table:table-cell>
          <table:table-cell office:value-type="float" office:value="0.388355067490277" calcext:value-type="float">
            <text:p>0.388355067490277</text:p>
          </table:table-cell>
          <table:table-cell office:value-type="float" office:value="69936" calcext:value-type="float">
            <text:p>69936</text:p>
          </table:table-cell>
          <table:table-cell table:formula="of:=[.F44]/[.J44]*100" office:value-type="float" office:value="3.57612674445207" calcext:value-type="float">
            <text:p>3.57612674445207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-64" calcext:value-type="float">
            <text:p>-64</text:p>
          </table:table-cell>
          <table:table-cell office:value-type="float" office:value="22116" calcext:value-type="float">
            <text:p>22116</text:p>
          </table:table-cell>
          <table:table-cell office:value-type="float" office:value="0.554259977816883" calcext:value-type="float">
            <text:p>0.554259977816883</text:p>
          </table:table-cell>
          <table:table-cell office:value-type="float" office:value="2.12652203209092" calcext:value-type="float">
            <text:p>2.12652203209092</text:p>
          </table:table-cell>
          <table:table-cell office:value-type="float" office:value="1.11343594961228" calcext:value-type="float">
            <text:p>1.11343594961228</text:p>
          </table:table-cell>
          <table:table-cell office:value-type="float" office:value="817739" calcext:value-type="float">
            <text:p>817739</text:p>
          </table:table-cell>
          <table:table-cell table:formula="of:=[.F45]/[.J45]*100" office:value-type="float" office:value="2.7045304186299" calcext:value-type="float">
            <text:p>2.7045304186299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-74" calcext:value-type="float">
            <text:p>-74</text:p>
          </table:table-cell>
          <table:table-cell office:value-type="float" office:value="10580" calcext:value-type="float">
            <text:p>10580</text:p>
          </table:table-cell>
          <table:table-cell office:value-type="float" office:value="0.852809472924917" calcext:value-type="float">
            <text:p>0.852809472924917</text:p>
          </table:table-cell>
          <table:table-cell office:value-type="float" office:value="2.43373482565784" calcext:value-type="float">
            <text:p>2.43373482565784</text:p>
          </table:table-cell>
          <table:table-cell office:value-type="float" office:value="1.42119128155024" calcext:value-type="float">
            <text:p>1.42119128155024</text:p>
          </table:table-cell>
          <table:table-cell office:value-type="float" office:value="190065.9" calcext:value-type="float">
            <text:p>190065.9</text:p>
          </table:table-cell>
          <table:table-cell table:formula="of:=[.F46]/[.J46]*100" office:value-type="float" office:value="5.5664903593964" calcext:value-type="float">
            <text:p>5.5664903593964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-77" calcext:value-type="float">
            <text:p>-77</text:p>
          </table:table-cell>
          <table:table-cell office:value-type="float" office:value="7390" calcext:value-type="float">
            <text:p>7390</text:p>
          </table:table-cell>
          <table:table-cell office:value-type="float" office:value="0.245108074029427" calcext:value-type="float">
            <text:p>0.245108074029427</text:p>
          </table:table-cell>
          <table:table-cell office:value-type="float" office:value="1.43450025057565" calcext:value-type="float">
            <text:p>1.43450025057565</text:p>
          </table:table-cell>
          <table:table-cell office:value-type="float" office:value="0.907773131345692" calcext:value-type="float">
            <text:p>0.907773131345692</text:p>
          </table:table-cell>
          <table:table-cell office:value-type="float" office:value="385911.4" calcext:value-type="float">
            <text:p>385911.4</text:p>
          </table:table-cell>
          <table:table-cell table:formula="of:=[.F47]/[.J47]*100" office:value-type="float" office:value="1.914947316923" calcext:value-type="float">
            <text:p>1.91494731692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79" calcext:value-type="float">
            <text:p>-79</text:p>
          </table:table-cell>
          <table:table-cell office:value-type="float" office:value="4703" calcext:value-type="float">
            <text:p>4703</text:p>
          </table:table-cell>
          <table:table-cell office:value-type="float" office:value="0.328020230131543" calcext:value-type="float">
            <text:p>0.328020230131543</text:p>
          </table:table-cell>
          <table:table-cell office:value-type="float" office:value="4.62983037752138" calcext:value-type="float">
            <text:p>4.62983037752138</text:p>
          </table:table-cell>
          <table:table-cell office:value-type="float" office:value="0.619872990093858" calcext:value-type="float">
            <text:p>0.619872990093858</text:p>
          </table:table-cell>
          <table:table-cell office:value-type="float" office:value="202944.8" calcext:value-type="float">
            <text:p>202944.8</text:p>
          </table:table-cell>
          <table:table-cell table:formula="of:=[.F48]/[.J48]*100" office:value-type="float" office:value="2.31737891288666" calcext:value-type="float">
            <text:p>2.31737891288666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-82" calcext:value-type="float">
            <text:p>-82</text:p>
          </table:table-cell>
          <table:table-cell office:value-type="float" office:value="11455" calcext:value-type="float">
            <text:p>11455</text:p>
          </table:table-cell>
          <table:table-cell office:value-type="float" office:value="0.466831725876307" calcext:value-type="float">
            <text:p>0.466831725876307</text:p>
          </table:table-cell>
          <table:table-cell office:value-type="float" office:value="2.9414874399109" calcext:value-type="float">
            <text:p>2.9414874399109</text:p>
          </table:table-cell>
          <table:table-cell office:value-type="float" office:value="1.29168453150449" calcext:value-type="float">
            <text:p>1.29168453150449</text:p>
          </table:table-cell>
          <table:table-cell office:value-type="float" office:value="308333.8" calcext:value-type="float">
            <text:p>308333.8</text:p>
          </table:table-cell>
          <table:table-cell table:formula="of:=[.F49]/[.J49]*100" office:value-type="float" office:value="3.71512951223641" calcext:value-type="float">
            <text:p>3.71512951223641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-60" calcext:value-type="float">
            <text:p>-60</text:p>
          </table:table-cell>
          <table:table-cell office:value-type="float" office:value="16011" calcext:value-type="float">
            <text:p>16011</text:p>
          </table:table-cell>
          <table:table-cell office:value-type="float" office:value="0.156875433361579" calcext:value-type="float">
            <text:p>0.156875433361579</text:p>
          </table:table-cell>
          <table:table-cell office:value-type="float" office:value="1.32115247833241" calcext:value-type="float">
            <text:p>1.32115247833241</text:p>
          </table:table-cell>
          <table:table-cell office:value-type="float" office:value="0.76765519448626" calcext:value-type="float">
            <text:p>0.76765519448626</text:p>
          </table:table-cell>
          <table:table-cell office:value-type="float" office:value="514293.4" calcext:value-type="float">
            <text:p>514293.4</text:p>
          </table:table-cell>
          <table:table-cell table:formula="of:=[.F50]/[.J50]*100" office:value-type="float" office:value="3.11320347490363" calcext:value-type="float">
            <text:p>3.11320347490363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-76" calcext:value-type="float">
            <text:p>-76</text:p>
          </table:table-cell>
          <table:table-cell office:value-type="float" office:value="24592" calcext:value-type="float">
            <text:p>24592</text:p>
          </table:table-cell>
          <table:table-cell office:value-type="float" office:value="0.580169206035063" calcext:value-type="float">
            <text:p>0.580169206035063</text:p>
          </table:table-cell>
          <table:table-cell office:value-type="float" office:value="6.03808213992203" calcext:value-type="float">
            <text:p>6.03808213992203</text:p>
          </table:table-cell>
          <table:table-cell office:value-type="float" office:value="0.928836187377354" calcext:value-type="float">
            <text:p>0.928836187377354</text:p>
          </table:table-cell>
          <table:table-cell office:value-type="float" office:value="208680.5" calcext:value-type="float">
            <text:p>208680.5</text:p>
          </table:table-cell>
          <table:table-cell table:formula="of:=[.F51]/[.J51]*100" office:value-type="float" office:value="11.7845222720858" calcext:value-type="float">
            <text:p>11.7845222720858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83" calcext:value-type="float">
            <text:p>-83</text:p>
          </table:table-cell>
          <table:table-cell office:value-type="float" office:value="4240" calcext:value-type="float">
            <text:p>4240</text:p>
          </table:table-cell>
          <table:table-cell office:value-type="float" office:value="0.101886899588514" calcext:value-type="float">
            <text:p>0.101886899588514</text:p>
          </table:table-cell>
          <table:table-cell office:value-type="float" office:value="2.11677475073198" calcext:value-type="float">
            <text:p>2.11677475073198</text:p>
          </table:table-cell>
          <table:table-cell office:value-type="float" office:value="1.58929825798587" calcext:value-type="float">
            <text:p>1.58929825798587</text:p>
          </table:table-cell>
          <table:table-cell office:value-type="float" office:value="218379.4" calcext:value-type="float">
            <text:p>218379.4</text:p>
          </table:table-cell>
          <table:table-cell table:formula="of:=[.F52]/[.J52]*100" office:value-type="float" office:value="1.94157507530472" calcext:value-type="float">
            <text:p>1.94157507530472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-74" calcext:value-type="float">
            <text:p>-74</text:p>
          </table:table-cell>
          <table:table-cell office:value-type="float" office:value="17288" calcext:value-type="float">
            <text:p>17288</text:p>
          </table:table-cell>
          <table:table-cell office:value-type="float" office:value="0.326622682217483" calcext:value-type="float">
            <text:p>0.326622682217483</text:p>
          </table:table-cell>
          <table:table-cell office:value-type="float" office:value="0.855755031853604" calcext:value-type="float">
            <text:p>0.855755031853604</text:p>
          </table:table-cell>
          <table:table-cell office:value-type="float" office:value="0.957640643227681" calcext:value-type="float">
            <text:p>0.957640643227681</text:p>
          </table:table-cell>
          <table:table-cell office:value-type="float" office:value="1498150.7" calcext:value-type="float">
            <text:p>1498150.7</text:p>
          </table:table-cell>
          <table:table-cell table:formula="of:=[.F53]/[.J53]*100" office:value-type="float" office:value="1.15395600722945" calcext:value-type="float">
            <text:p>1.15395600722945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636" calcext:value-type="float">
            <text:p>636</text:p>
          </table:table-cell>
          <table:table-cell office:value-type="float" office:value="0.0661550920617593" calcext:value-type="float">
            <text:p>0.066155092061759</text:p>
          </table:table-cell>
          <table:table-cell office:value-type="float" office:value="2.79851424326373" calcext:value-type="float">
            <text:p>2.79851424326373</text:p>
          </table:table-cell>
          <table:table-cell office:value-type="float" office:value="0.318467536204283" calcext:value-type="float">
            <text:p>0.318467536204283</text:p>
          </table:table-cell>
          <table:table-cell office:value-type="float" office:value="6499.87758460939" calcext:value-type="float">
            <text:p>6499.87758460939</text:p>
          </table:table-cell>
          <table:table-cell table:formula="of:=[.F54]/[.J54]*100" office:value-type="float" office:value="9.78479966308813" calcext:value-type="float">
            <text:p>9.78479966308813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76" calcext:value-type="float">
            <text:p>-76</text:p>
          </table:table-cell>
          <table:table-cell office:value-type="float" office:value="19849" calcext:value-type="float">
            <text:p>19849</text:p>
          </table:table-cell>
          <table:table-cell office:value-type="float" office:value="0.775400485792764" calcext:value-type="float">
            <text:p>0.775400485792764</text:p>
          </table:table-cell>
          <table:table-cell office:value-type="float" office:value="1.00428088241544" calcext:value-type="float">
            <text:p>1.00428088241544</text:p>
          </table:table-cell>
          <table:table-cell office:value-type="float" office:value="0.652796137426931" calcext:value-type="float">
            <text:p>0.652796137426931</text:p>
          </table:table-cell>
          <table:table-cell office:value-type="float" office:value="774116.1" calcext:value-type="float">
            <text:p>774116.1</text:p>
          </table:table-cell>
          <table:table-cell table:formula="of:=[.F55]/[.J55]*100" office:value-type="float" office:value="2.56408567138702" calcext:value-type="float">
            <text:p>2.56408567138702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-85" calcext:value-type="float">
            <text:p>-85</text:p>
          </table:table-cell>
          <table:table-cell office:value-type="float" office:value="20313" calcext:value-type="float">
            <text:p>20313</text:p>
          </table:table-cell>
          <table:table-cell office:value-type="float" office:value="1.00515929729924" calcext:value-type="float">
            <text:p>1.00515929729924</text:p>
          </table:table-cell>
          <table:table-cell office:value-type="float" office:value="2.21023040486667" calcext:value-type="float">
            <text:p>2.21023040486667</text:p>
          </table:table-cell>
          <table:table-cell office:value-type="float" office:value="1.07606746203359" calcext:value-type="float">
            <text:p>1.07606746203359</text:p>
          </table:table-cell>
          <table:table-cell office:value-type="float" office:value="353555.9" calcext:value-type="float">
            <text:p>353555.9</text:p>
          </table:table-cell>
          <table:table-cell table:formula="of:=[.F56]/[.J56]*100" office:value-type="float" office:value="5.74534323992331" calcext:value-type="float">
            <text:p>5.74534323992331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-65" calcext:value-type="float">
            <text:p>-65</text:p>
          </table:table-cell>
          <table:table-cell office:value-type="float" office:value="3350" calcext:value-type="float">
            <text:p>3350</text:p>
          </table:table-cell>
          <table:table-cell office:value-type="float" office:value="0.0376269910949454" calcext:value-type="float">
            <text:p>0.037626991094946</text:p>
          </table:table-cell>
          <table:table-cell office:value-type="float" office:value="1.54734413519578" calcext:value-type="float">
            <text:p>1.54734413519578</text:p>
          </table:table-cell>
          <table:table-cell office:value-type="float" office:value="0.833696077201732" calcext:value-type="float">
            <text:p>0.833696077201732</text:p>
          </table:table-cell>
          <table:table-cell office:value-type="float" office:value="94878.7" calcext:value-type="float">
            <text:p>94878.7</text:p>
          </table:table-cell>
          <table:table-cell table:formula="of:=[.F57]/[.J57]*100" office:value-type="float" office:value="3.53082409434362" calcext:value-type="float">
            <text:p>3.53082409434362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-74" calcext:value-type="float">
            <text:p>-74</text:p>
          </table:table-cell>
          <table:table-cell office:value-type="float" office:value="3353" calcext:value-type="float">
            <text:p>3353</text:p>
          </table:table-cell>
          <table:table-cell office:value-type="float" office:value="0.0640496787972234" calcext:value-type="float">
            <text:p>0.064049678797223</text:p>
          </table:table-cell>
          <table:table-cell office:value-type="float" office:value="2.46251927322702" calcext:value-type="float">
            <text:p>2.46251927322702</text:p>
          </table:table-cell>
          <table:table-cell office:value-type="float" office:value="1.32977313264434" calcext:value-type="float">
            <text:p>1.32977313264434</text:p>
          </table:table-cell>
          <table:table-cell office:value-type="float" office:value="47150.9" calcext:value-type="float">
            <text:p>47150.9</text:p>
          </table:table-cell>
          <table:table-cell table:formula="of:=[.F58]/[.J58]*100" office:value-type="float" office:value="7.11121102672484" calcext:value-type="float">
            <text:p>7.11121102672484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73" calcext:value-type="float">
            <text:p>-73</text:p>
          </table:table-cell>
          <table:table-cell office:value-type="float" office:value="9064" calcext:value-type="float">
            <text:p>9064</text:p>
          </table:table-cell>
          <table:table-cell office:value-type="float" office:value="0.444454334755811" calcext:value-type="float">
            <text:p>0.444454334755811</text:p>
          </table:table-cell>
          <table:table-cell office:value-type="float" office:value="1.15936126607908" calcext:value-type="float">
            <text:p>1.15936126607908</text:p>
          </table:table-cell>
          <table:table-cell office:value-type="float" office:value="0.672686817905108" calcext:value-type="float">
            <text:p>0.672686817905108</text:p>
          </table:table-cell>
          <table:table-cell office:value-type="float" office:value="328042.7" calcext:value-type="float">
            <text:p>328042.7</text:p>
          </table:table-cell>
          <table:table-cell table:formula="of:=[.F59]/[.J59]*100" office:value-type="float" office:value="2.76305493156836" calcext:value-type="float">
            <text:p>2.76305493156836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-86" calcext:value-type="float">
            <text:p>-86</text:p>
          </table:table-cell>
          <table:table-cell office:value-type="float" office:value="25456" calcext:value-type="float">
            <text:p>25456</text:p>
          </table:table-cell>
          <table:table-cell office:value-type="float" office:value="0.340826950710039" calcext:value-type="float">
            <text:p>0.340826950710039</text:p>
          </table:table-cell>
          <table:table-cell office:value-type="float" office:value="2.53430355037738" calcext:value-type="float">
            <text:p>2.53430355037738</text:p>
          </table:table-cell>
          <table:table-cell office:value-type="float" office:value="1.05763391911639" calcext:value-type="float">
            <text:p>1.05763391911639</text:p>
          </table:table-cell>
          <table:table-cell office:value-type="float" office:value="1577956.2" calcext:value-type="float">
            <text:p>1577956.2</text:p>
          </table:table-cell>
          <table:table-cell table:formula="of:=[.F60]/[.J60]*100" office:value-type="float" office:value="1.61322601983502" calcext:value-type="float">
            <text:p>1.6132260198350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-77" calcext:value-type="float">
            <text:p>-77</text:p>
          </table:table-cell>
          <table:table-cell office:value-type="float" office:value="79571" calcext:value-type="float">
            <text:p>79571</text:p>
          </table:table-cell>
          <table:table-cell office:value-type="float" office:value="0.282174330527492" calcext:value-type="float">
            <text:p>0.282174330527492</text:p>
          </table:table-cell>
          <table:table-cell office:value-type="float" office:value="6.22656090594153" calcext:value-type="float">
            <text:p>6.22656090594153</text:p>
          </table:table-cell>
          <table:table-cell office:value-type="float" office:value="1.97983567750821" calcext:value-type="float">
            <text:p>1.97983567750821</text:p>
          </table:table-cell>
          <table:table-cell office:value-type="float" office:value="1287005.8" calcext:value-type="float">
            <text:p>1287005.8</text:p>
          </table:table-cell>
          <table:table-cell table:formula="of:=[.F61]/[.J61]*100" office:value-type="float" office:value="6.18264501993697" calcext:value-type="float">
            <text:p>6.18264501993697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74" calcext:value-type="float">
            <text:p>-74</text:p>
          </table:table-cell>
          <table:table-cell office:value-type="float" office:value="9173" calcext:value-type="float">
            <text:p>9173</text:p>
          </table:table-cell>
          <table:table-cell office:value-type="float" office:value="0.172621058430037" calcext:value-type="float">
            <text:p>0.172621058430037</text:p>
          </table:table-cell>
          <table:table-cell office:value-type="float" office:value="1.79415932956156" calcext:value-type="float">
            <text:p>1.79415932956156</text:p>
          </table:table-cell>
          <table:table-cell office:value-type="float" office:value="1.30808943101802" calcext:value-type="float">
            <text:p>1.30808943101802</text:p>
          </table:table-cell>
          <table:table-cell office:value-type="float" office:value="492871.5" calcext:value-type="float">
            <text:p>492871.5</text:p>
          </table:table-cell>
          <table:table-cell table:formula="of:=[.F62]/[.J62]*100" office:value-type="float" office:value="1.86113419014895" calcext:value-type="float">
            <text:p>1.86113419014895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-69" calcext:value-type="float">
            <text:p>-69</text:p>
          </table:table-cell>
          <table:table-cell office:value-type="float" office:value="21378" calcext:value-type="float">
            <text:p>21378</text:p>
          </table:table-cell>
          <table:table-cell office:value-type="float" office:value="0.339498934408204" calcext:value-type="float">
            <text:p>0.339498934408204</text:p>
          </table:table-cell>
          <table:table-cell office:value-type="float" office:value="1.70721175869771" calcext:value-type="float">
            <text:p>1.70721175869771</text:p>
          </table:table-cell>
          <table:table-cell office:value-type="float" office:value="1.07333624115325" calcext:value-type="float">
            <text:p>1.07333624115325</text:p>
          </table:table-cell>
          <table:table-cell office:value-type="float" office:value="684361.5" calcext:value-type="float">
            <text:p>684361.5</text:p>
          </table:table-cell>
          <table:table-cell table:formula="of:=[.F63]/[.J63]*100" office:value-type="float" office:value="3.12378764731797" calcext:value-type="float">
            <text:p>3.12378764731797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-88" calcext:value-type="float">
            <text:p>-88</text:p>
          </table:table-cell>
          <table:table-cell office:value-type="float" office:value="17102" calcext:value-type="float">
            <text:p>17102</text:p>
          </table:table-cell>
          <table:table-cell office:value-type="float" office:value="0.488827557941104" calcext:value-type="float">
            <text:p>0.488827557941104</text:p>
          </table:table-cell>
          <table:table-cell office:value-type="float" office:value="2.45119522450397" calcext:value-type="float">
            <text:p>2.45119522450397</text:p>
          </table:table-cell>
          <table:table-cell office:value-type="float" office:value="0.856894564886491" calcext:value-type="float">
            <text:p>0.856894564886491</text:p>
          </table:table-cell>
          <table:table-cell office:value-type="float" office:value="573862.9" calcext:value-type="float">
            <text:p>573862.9</text:p>
          </table:table-cell>
          <table:table-cell table:formula="of:=[.F64]/[.J64]*100" office:value-type="float" office:value="2.98015431908911" calcext:value-type="float">
            <text:p>2.98015431908911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-83" calcext:value-type="float">
            <text:p>-83</text:p>
          </table:table-cell>
          <table:table-cell office:value-type="float" office:value="64371" calcext:value-type="float">
            <text:p>64371</text:p>
          </table:table-cell>
          <table:table-cell office:value-type="float" office:value="0.652544734325912" calcext:value-type="float">
            <text:p>0.652544734325912</text:p>
          </table:table-cell>
          <table:table-cell office:value-type="float" office:value="3.28855620816828" calcext:value-type="float">
            <text:p>3.28855620816828</text:p>
          </table:table-cell>
          <table:table-cell office:value-type="float" office:value="0.27755771069526" calcext:value-type="float">
            <text:p>0.27755771069526</text:p>
          </table:table-cell>
          <table:table-cell office:value-type="float" office:value="457562.5" calcext:value-type="float">
            <text:p>457562.5</text:p>
          </table:table-cell>
          <table:table-cell table:formula="of:=[.F65]/[.J65]*100" office:value-type="float" office:value="14.0682420434367" calcext:value-type="float">
            <text:p>14.0682420434367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79" calcext:value-type="float">
            <text:p>-79</text:p>
          </table:table-cell>
          <table:table-cell office:value-type="float" office:value="2683" calcext:value-type="float">
            <text:p>2683</text:p>
          </table:table-cell>
          <table:table-cell office:value-type="float" office:value="0.449170584220844" calcext:value-type="float">
            <text:p>0.449170584220844</text:p>
          </table:table-cell>
          <table:table-cell office:value-type="float" office:value="5.06241350339461" calcext:value-type="float">
            <text:p>5.06241350339461</text:p>
          </table:table-cell>
          <table:table-cell office:value-type="float" office:value="0.162593226007303" calcext:value-type="float">
            <text:p>0.162593226007303</text:p>
          </table:table-cell>
          <table:table-cell office:value-type="float" office:value="36778.9" calcext:value-type="float">
            <text:p>36778.9</text:p>
          </table:table-cell>
          <table:table-cell table:formula="of:=[.F66]/[.J66]*100" office:value-type="float" office:value="7.29494356818719" calcext:value-type="float">
            <text:p>7.29494356818719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72" calcext:value-type="float">
            <text:p>-72</text:p>
          </table:table-cell>
          <table:table-cell office:value-type="float" office:value="41313" calcext:value-type="float">
            <text:p>41313</text:p>
          </table:table-cell>
          <table:table-cell office:value-type="float" office:value="0.803585879657846" calcext:value-type="float">
            <text:p>0.803585879657846</text:p>
          </table:table-cell>
          <table:table-cell office:value-type="float" office:value="3.45085325625425" calcext:value-type="float">
            <text:p>3.45085325625425</text:p>
          </table:table-cell>
          <table:table-cell office:value-type="float" office:value="1.00371507185339" calcext:value-type="float">
            <text:p>1.00371507185339</text:p>
          </table:table-cell>
          <table:table-cell office:value-type="float" office:value="690753.8" calcext:value-type="float">
            <text:p>690753.8</text:p>
          </table:table-cell>
          <table:table-cell table:formula="of:=[.F67]/[.J67]*100" office:value-type="float" office:value="5.98085743429859" calcext:value-type="float">
            <text:p>5.98085743429859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-73" calcext:value-type="float">
            <text:p>-73</text:p>
          </table:table-cell>
          <table:table-cell office:value-type="float" office:value="58430" calcext:value-type="float">
            <text:p>58430</text:p>
          </table:table-cell>
          <table:table-cell office:value-type="float" office:value="0.292318910592947" calcext:value-type="float">
            <text:p>0.292318910592947</text:p>
          </table:table-cell>
          <table:table-cell office:value-type="float" office:value="2.94464413684386" calcext:value-type="float">
            <text:p>2.94464413684386</text:p>
          </table:table-cell>
          <table:table-cell office:value-type="float" office:value="1.60769907584848" calcext:value-type="float">
            <text:p>1.60769907584848</text:p>
          </table:table-cell>
          <table:table-cell office:value-type="float" office:value="2548586.4" calcext:value-type="float">
            <text:p>2548586.4</text:p>
          </table:table-cell>
          <table:table-cell table:formula="of:=[.F68]/[.J68]*100" office:value-type="float" office:value="2.2926434826773" calcext:value-type="float">
            <text:p>2.2926434826773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76" calcext:value-type="float">
            <text:p>-76</text:p>
          </table:table-cell>
          <table:table-cell office:value-type="float" office:value="239065" calcext:value-type="float">
            <text:p>239065</text:p>
          </table:table-cell>
          <table:table-cell office:value-type="float" office:value="0.585316286904865" calcext:value-type="float">
            <text:p>0.585316286904865</text:p>
          </table:table-cell>
          <table:table-cell office:value-type="float" office:value="2.80520423496534" calcext:value-type="float">
            <text:p>2.80520423496534</text:p>
          </table:table-cell>
          <table:table-cell office:value-type="float" office:value="1.07085428510419" calcext:value-type="float">
            <text:p>1.07085428510419</text:p>
          </table:table-cell>
          <table:table-cell office:value-type="float" office:value="19863038.6" calcext:value-type="float">
            <text:p>19863038.6</text:p>
          </table:table-cell>
          <table:table-cell table:formula="of:=[.F69]/[.J69]*100" office:value-type="float" office:value="1.20356711183152" calcext:value-type="float">
            <text:p>1.20356711183152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1830" calcext:value-type="float">
            <text:p>11830</text:p>
          </table:table-cell>
          <table:table-cell office:value-type="float" office:value="0.393244953521105" calcext:value-type="float">
            <text:p>0.393244953521105</text:p>
          </table:table-cell>
          <table:table-cell office:value-type="float" office:value="3.06911607911966" calcext:value-type="float">
            <text:p>3.06911607911966</text:p>
          </table:table-cell>
          <table:table-cell office:value-type="float" office:value="0.969369469712144" calcext:value-type="float">
            <text:p>0.969369469712144</text:p>
          </table:table-cell>
          <table:table-cell office:value-type="float" office:value="222660.2" calcext:value-type="float">
            <text:p>222660.2</text:p>
          </table:table-cell>
          <table:table-cell table:formula="of:=[.F70]/[.J70]*100" office:value-type="float" office:value="5.31302855202681" calcext:value-type="float">
            <text:p>5.31302855202681</text:p>
          </table:table-cell>
        </table:table-row>
      </table:table>
      <table:table table:name="Sheet1_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Tourism as a share in total exports (%)</text:p>
          </table:table-cell>
          <table:table-cell office:value-type="string" calcext:value-type="string">
            <text:p>Tourism as a share of GDP (%)</text:p>
          </table:table-cell>
          <table:table-cell office:value-type="string" calcext:value-type="string">
            <text:p>International tourism as share of total tourism (%)</text:p>
          </table:table-cell>
          <table:table-cell office:value-type="string" calcext:value-type="string">
            <text:p>International tourist arrivals, YTD change (%)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nguilla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-58" calcext:value-type="float">
            <text:p>-58</text:p>
          </table:table-cell>
        </table:table-row>
        <table:table-row table:style-name="ro1">
          <table:table-cell table:style-name="ce1" office:value-type="string" calcext:value-type="string">
            <text:p>Argentin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string" calcext:value-type="string">
            <text:p>Aruba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ustralia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table:style-name="ce1" office:value-type="string" calcext:value-type="string">
            <text:p>Austria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1" office:value-type="string" calcext:value-type="string">
            <text:p>Belgium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muda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string" calcext:value-type="string">
            <text:p>Bosnia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razil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-66" calcext:value-type="float">
            <text:p>-66</text:p>
          </table:table-cell>
        </table:table-row>
        <table:table-row table:style-name="ro1">
          <table:table-cell table:style-name="ce1" office:value-type="string" calcext:value-type="string">
            <text:p>Brune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81" calcext:value-type="float">
            <text:p>-81</text:p>
          </table:table-cell>
        </table:table-row>
        <table:table-row table:style-name="ro1">
          <table:table-cell table:style-name="ce1" office:value-type="string" calcext:value-type="string">
            <text:p>Bulgari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table:style-name="ce1" office:value-type="string" calcext:value-type="string">
            <text:p>Cambodia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office:value-type="string" calcext:value-type="string">
            <text:p>Canada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table:style-name="ce1" office:value-type="string" calcext:value-type="string">
            <text:p>Chil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table:style-name="ce1" office:value-type="string" calcext:value-type="string">
            <text:p>Chin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-88" calcext:value-type="float">
            <text:p>-88</text:p>
          </table:table-cell>
        </table:table-row>
        <table:table-row table:style-name="ro1">
          <table:table-cell table:style-name="ce1" office:value-type="string" calcext:value-type="string">
            <text:p>Colombia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1" office:value-type="string" calcext:value-type="string">
            <text:p>Costa Rica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string" calcext:value-type="string">
            <text:p>Cote d’Ivoire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roatia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-75" calcext:value-type="float">
            <text:p>-75</text:p>
          </table:table-cell>
        </table:table-row>
        <table:table-row table:style-name="ro1">
          <table:table-cell table:style-name="ce1" office:value-type="string" calcext:value-type="string">
            <text:p>Cypru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table:style-name="ce1" office:value-type="string" calcext:value-type="string">
            <text:p>Czechia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table:style-name="ce1" office:value-type="string" calcext:value-type="string">
            <text:p>Denmar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table:style-name="ce1" office:value-type="string" calcext:value-type="string">
            <text:p>Egypt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stoni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table:style-name="ce1" office:value-type="string" calcext:value-type="string">
            <text:p>Ethiop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watini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-84" calcext:value-type="float">
            <text:p>-84</text:p>
          </table:table-cell>
        </table:table-row>
        <table:table-row table:style-name="ro1">
          <table:table-cell table:style-name="ce1" office:value-type="string" calcext:value-type="string">
            <text:p>Finlan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table:style-name="ce1" office:value-type="string" calcext:value-type="string">
            <text:p>France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table:style-name="ce1" office:value-type="string" calcext:value-type="string">
            <text:p>German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-68" calcext:value-type="float">
            <text:p>-68</text:p>
          </table:table-cell>
        </table:table-row>
        <table:table-row table:style-name="ro1">
          <table:table-cell table:style-name="ce1" office:value-type="string" calcext:value-type="string">
            <text:p>Greece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table:number-columns-repeated="3"/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ong Kon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94" calcext:value-type="float">
            <text:p>-94</text:p>
          </table:table-cell>
        </table:table-row>
        <table:table-row table:style-name="ro1">
          <table:table-cell table:style-name="ce1" office:value-type="string" calcext:value-type="string">
            <text:p>Hungary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table:style-name="ce1" office:value-type="string" calcext:value-type="string">
            <text:p>Iceland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table:style-name="ce1" office:value-type="string" calcext:value-type="string">
            <text:p>Indi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-75" calcext:value-type="float">
            <text:p>-75</text:p>
          </table:table-cell>
        </table:table-row>
        <table:table-row table:style-name="ro1">
          <table:table-cell table:style-name="ce1" office:value-type="string" calcext:value-type="string">
            <text:p>Indonesi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rela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Israe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table:style-name="ce1" office:value-type="string" calcext:value-type="string">
            <text:p>Italy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-67" calcext:value-type="float">
            <text:p>-67</text:p>
          </table:table-cell>
        </table:table-row>
        <table:table-row table:style-name="ro1">
          <table:table-cell table:style-name="ce1" office:value-type="string" calcext:value-type="string">
            <text:p>Jap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table:style-name="ce1" office:value-type="string" calcext:value-type="string">
            <text:p>Kazakhstan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string" calcext:value-type="string">
            <text:p>Kiribati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outh Kore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string" calcext:value-type="string">
            <text:p>Kyrgysta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" office:value-type="string" calcext:value-type="string">
            <text:p>Lao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atvia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chtenstein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table:style-name="ce1" office:value-type="string" calcext:value-type="string">
            <text:p>Lithuani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table:style-name="ce1" office:value-type="string" calcext:value-type="string">
            <text:p>Luxembourg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Macao (China)</text:p>
          </table:table-cell>
          <table:table-cell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-80" calcext:value-type="float">
            <text:p>-80</text:p>
          </table:table-cell>
        </table:table-row>
        <table:table-row table:style-name="ro1">
          <table:table-cell table:style-name="ce1" office:value-type="string" calcext:value-type="string">
            <text:p>Malaysi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1" office:value-type="string" calcext:value-type="string">
            <text:p>Malt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-78" calcext:value-type="float">
            <text:p>-78</text:p>
          </table:table-cell>
        </table:table-row>
        <table:table-row table:style-name="ro1">
          <table:table-cell table:style-name="ce1" office:value-type="string" calcext:value-type="string">
            <text:p>Mexico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string" calcext:value-type="string">
            <text:p>Micronesia FSM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aco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string" calcext:value-type="string">
            <text:p>Montserrat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orocco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table:style-name="ce1" office:value-type="string" calcext:value-type="string">
            <text:p>Myanmar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-81" calcext:value-type="float">
            <text:p>-81</text:p>
          </table:table-cell>
        </table:table-row>
        <table:table-row table:style-name="ro1">
          <table:table-cell table:style-name="ce1" office:value-type="string" calcext:value-type="string">
            <text:p>Netherland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table:style-name="ce1" office:value-type="string" calcext:value-type="string">
            <text:p>New Zealand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table:style-name="ce1" office:value-type="string" calcext:value-type="string">
            <text:p>Norway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stine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-79" calcext:value-type="float">
            <text:p>-79</text:p>
          </table:table-cell>
        </table:table-row>
        <table:table-row table:style-name="ro1">
          <table:table-cell table:style-name="ce1" office:value-type="string" calcext:value-type="string">
            <text:p>Peru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table:style-name="ce1" office:value-type="string" calcext:value-type="string">
            <text:p>Philippine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-82" calcext:value-type="float">
            <text:p>-82</text:p>
          </table:table-cell>
        </table:table-row>
        <table:table-row table:style-name="ro1">
          <table:table-cell table:style-name="ce1" office:value-type="string" calcext:value-type="string">
            <text:p>Poland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table:style-name="ce1" office:value-type="string" calcext:value-type="string">
            <text:p>Portugal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Republic of Moldova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table:style-name="ce1" office:value-type="string" calcext:value-type="string">
            <text:p>Romania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table:style-name="ce1" office:value-type="string" calcext:value-type="string">
            <text:p>Russia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table:style-name="ce1" office:value-type="string" calcext:value-type="string">
            <text:p>Rwanda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string" calcext:value-type="string">
            <text:p>Samo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audi Arabia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ingapor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-85" calcext:value-type="float">
            <text:p>-85</text:p>
          </table:table-cell>
        </table:table-row>
        <table:table-row table:style-name="ro1">
          <table:table-cell table:style-name="ce1" office:value-type="string" calcext:value-type="string">
            <text:p>Slovakia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table:style-name="ce1" office:value-type="string" calcext:value-type="string">
            <text:p>Slovenia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85" calcext:value-type="float">
            <text:p>-85</text:p>
          </table:table-cell>
        </table:table-row>
        <table:table-row table:style-name="ro1">
          <table:table-cell table:style-name="ce1" office:value-type="string" calcext:value-type="string">
            <text:p>South Africa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73" calcext:value-type="float">
            <text:p>-73</text:p>
          </table:table-cell>
        </table:table-row>
        <table:table-row table:style-name="ro1">
          <table:table-cell table:style-name="ce1" office:value-type="string" calcext:value-type="string">
            <text:p>Spain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string" calcext:value-type="string">
            <text:p>St Kitts and Nevis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string" calcext:value-type="string">
            <text:p>St. Vincent and Grenada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wede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table:style-name="ce1" office:value-type="string" calcext:value-type="string">
            <text:p>Switzerland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table:style-name="ce1" office:value-type="string" calcext:value-type="string">
            <text:p>Taiwa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-59" calcext:value-type="float">
            <text:p>-59</text:p>
          </table:table-cell>
        </table:table-row>
        <table:table-row table:style-name="ro1">
          <table:table-cell table:style-name="ce1" office:value-type="string" calcext:value-type="string">
            <text:p>Thailand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Tonga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-75" calcext:value-type="float">
            <text:p>-75</text:p>
          </table:table-cell>
        </table:table-row>
        <table:table-row table:style-name="ro1">
          <table:table-cell table:style-name="ce1" office:value-type="string" calcext:value-type="string">
            <text:p>Tunisia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table:style-name="ce1" office:value-type="string" calcext:value-type="string">
            <text:p>Turkey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table:style-name="ce1" office:value-type="string" calcext:value-type="string">
            <text:p>United Kingdom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table:style-name="ce1" office:value-type="string" calcext:value-type="string">
            <text:p>United states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string" calcext:value-type="string">
            <text:p>US Virgin Islands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Vietnam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</table:table>
      <table:table table:name="Sheet3" table:style-name="ta1">
        <table:table-column table:style-name="co2" table:default-cell-style-name="ce3"/>
        <table:table-column table:style-name="co1" table:number-columns-repeated="3" table:default-cell-style-name="ce6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rgentina</text:p>
          </table:table-cell>
          <table:table-cell office:value-type="float" office:value="629.9" calcext:value-type="float">
            <text:p>629.9 </text:p>
          </table:table-cell>
          <table:table-cell office:value-type="float" office:value="10563.5" calcext:value-type="float">
            <text:p>10,563.5 </text:p>
          </table:table-cell>
          <table:table-cell office:value-type="float" office:value="1987.1" calcext:value-type="float">
            <text:p>1,987.1 </text:p>
          </table:table-cell>
          <table:table-cell office:value-type="float" office:value="439545.5" calcext:value-type="float">
            <text:p>439545.5</text:p>
          </table:table-cell>
          <table:table-cell table:formula="of:=[.B1]/[.E1]*100" office:value-type="float" office:value="0.143307120650763" calcext:value-type="float">
            <text:p>0.143307120650763</text:p>
          </table:table-cell>
          <table:table-cell table:formula="of:=[.C1]/[.E1]*100" office:value-type="float" office:value="2.40327793140869" calcext:value-type="float">
            <text:p>2.40327793140869</text:p>
          </table:table-cell>
          <table:table-cell table:formula="of:=[.D1]/[.E1]*100" office:value-type="float" office:value="0.452080615089905" calcext:value-type="float">
            <text:p>0.452080615089905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7261.7" calcext:value-type="float">
            <text:p>7,261.7 </text:p>
          </table:table-cell>
          <table:table-cell office:value-type="float" office:value="32232.4" calcext:value-type="float">
            <text:p>32,232.4 </text:p>
          </table:table-cell>
          <table:table-cell office:value-type="float" office:value="18789.8" calcext:value-type="float">
            <text:p>18,789.8 </text:p>
          </table:table-cell>
          <table:table-cell office:value-type="float" office:value="1313446.2" calcext:value-type="float">
            <text:p>1313446.2</text:p>
          </table:table-cell>
          <table:table-cell table:formula="of:=[.B2]/[.E2]*100" office:value-type="float" office:value="0.552873806327202" calcext:value-type="float">
            <text:p>0.552873806327202</text:p>
          </table:table-cell>
          <table:table-cell table:formula="of:=[.C2]/[.E2]*100" office:value-type="float" office:value="2.45403275748942" calcext:value-type="float">
            <text:p>2.45403275748942</text:p>
          </table:table-cell>
          <table:table-cell table:formula="of:=[.D2]/[.E2]*100" office:value-type="float" office:value="1.43057248937947" calcext:value-type="float">
            <text:p>1.43057248937947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table:style-name="ce7" office:value-type="float" office:value="986.7" calcext:value-type="float">
            <text:p>986.7 </text:p>
          </table:table-cell>
          <table:table-cell table:style-name="ce7" office:value-type="float" office:value="21587.8" calcext:value-type="float">
            <text:p>21,587.8 </text:p>
          </table:table-cell>
          <table:table-cell table:style-name="ce7" office:value-type="float" office:value="5014.5" calcext:value-type="float">
            <text:p>5,014.5 </text:p>
          </table:table-cell>
          <table:table-cell office:value-type="float" office:value="407026.2" calcext:value-type="float">
            <text:p>407026.2</text:p>
          </table:table-cell>
          <table:table-cell table:formula="of:=[.B3]/[.E3]*100" office:value-type="float" office:value="0.242416827221442" calcext:value-type="float">
            <text:p>0.242416827221442</text:p>
          </table:table-cell>
          <table:table-cell table:formula="of:=[.C3]/[.E3]*100" office:value-type="float" office:value="5.3037863410267" calcext:value-type="float">
            <text:p>5.3037863410267</text:p>
          </table:table-cell>
          <table:table-cell table:formula="of:=[.D3]/[.E3]*100" office:value-type="float" office:value="1.23198457494874" calcext:value-type="float">
            <text:p>1.23198457494874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608" calcext:value-type="float">
            <text:p>608.0 </text:p>
          </table:table-cell>
          <table:table-cell office:value-type="float" office:value="9215.5" calcext:value-type="float">
            <text:p>9,215.5 </text:p>
          </table:table-cell>
          <table:table-cell office:value-type="float" office:value="3475.7" calcext:value-type="float">
            <text:p>3,475.7 </text:p>
          </table:table-cell>
          <table:table-cell office:value-type="float" office:value="483813.6" calcext:value-type="float">
            <text:p>483813.6</text:p>
          </table:table-cell>
          <table:table-cell table:formula="of:=[.B4]/[.E4]*100" office:value-type="float" office:value="0.125668232558986" calcext:value-type="float">
            <text:p>0.125668232558986</text:p>
          </table:table-cell>
          <table:table-cell table:formula="of:=[.C4]/[.E4]*100" office:value-type="float" office:value="1.90476249530811" calcext:value-type="float">
            <text:p>1.90476249530811</text:p>
          </table:table-cell>
          <table:table-cell table:formula="of:=[.D4]/[.E4]*100" office:value-type="float" office:value="0.718396506423135" calcext:value-type="float">
            <text:p>0.718396506423135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table:style-name="ce7" office:value-type="float" office:value="2667.3" calcext:value-type="float">
            <text:p>2,667.3 </text:p>
          </table:table-cell>
          <table:table-cell table:style-name="ce7" office:value-type="float" office:value="38944.3" calcext:value-type="float">
            <text:p>38,944.3 </text:p>
          </table:table-cell>
          <table:table-cell table:style-name="ce7" office:value-type="float" office:value="5464.3" calcext:value-type="float">
            <text:p>5,464.3 </text:p>
          </table:table-cell>
          <table:table-cell office:value-type="float" office:value="1596441" calcext:value-type="float">
            <text:p>1596441</text:p>
          </table:table-cell>
          <table:table-cell table:formula="of:=[.B5]/[.E5]*100" office:value-type="float" office:value="0.167077893890222" calcext:value-type="float">
            <text:p>0.167077893890222</text:p>
          </table:table-cell>
          <table:table-cell table:formula="of:=[.C5]/[.E5]*100" office:value-type="float" office:value="2.43944499045063" calcext:value-type="float">
            <text:p>2.43944499045063</text:p>
          </table:table-cell>
          <table:table-cell table:formula="of:=[.D5]/[.E5]*100" office:value-type="float" office:value="0.342280109318165" calcext:value-type="float">
            <text:p>0.342280109318165</text:p>
          </table:table-cell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float" office:value="140.6" calcext:value-type="float">
            <text:p>140.6 </text:p>
          </table:table-cell>
          <table:table-cell office:value-type="float" office:value="101.6" calcext:value-type="float">
            <text:p>101.6 </text:p>
          </table:table-cell>
          <table:table-cell office:value-type="float" office:value="1.2" calcext:value-type="float">
            <text:p>1.2 </text:p>
          </table:table-cell>
          <table:table-cell office:value-type="float" office:value="13784" calcext:value-type="float">
            <text:p>13784</text:p>
          </table:table-cell>
          <table:table-cell table:formula="of:=[.B6]/[.E6]*100" office:value-type="float" office:value="1.02002321532211" calcext:value-type="float">
            <text:p>1.02002321532211</text:p>
          </table:table-cell>
          <table:table-cell table:formula="of:=[.C6]/[.E6]*100" office:value-type="float" office:value="0.737086477074869" calcext:value-type="float">
            <text:p>0.737086477074869</text:p>
          </table:table-cell>
          <table:table-cell table:formula="of:=[.D6]/[.E6]*100" office:value-type="float" office:value="0.00870574579222286" calcext:value-type="float">
            <text:p>0.008705745792223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table:style-name="ce7" office:value-type="float" office:value="97.7" calcext:value-type="float">
            <text:p>97.7 </text:p>
          </table:table-cell>
          <table:table-cell table:style-name="ce7" office:value-type="float" office:value="1513.2" calcext:value-type="float">
            <text:p>1,513.2 </text:p>
          </table:table-cell>
          <table:table-cell table:style-name="ce7" office:value-type="float" office:value="648.2" calcext:value-type="float">
            <text:p>648.2 </text:p>
          </table:table-cell>
          <table:table-cell office:value-type="float" office:value="56433.6" calcext:value-type="float">
            <text:p>56433.6</text:p>
          </table:table-cell>
          <table:table-cell table:formula="of:=[.B7]/[.E7]*100" office:value-type="float" office:value="0.173123812764027" calcext:value-type="float">
            <text:p>0.173123812764027</text:p>
          </table:table-cell>
          <table:table-cell table:formula="of:=[.C7]/[.E7]*100" office:value-type="float" office:value="2.68138130475461" calcext:value-type="float">
            <text:p>2.68138130475461</text:p>
          </table:table-cell>
          <table:table-cell table:formula="of:=[.D7]/[.E7]*100" office:value-type="float" office:value="1.14860650392674" calcext:value-type="float">
            <text:p>1.14860650392674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88.6" calcext:value-type="float">
            <text:p>88.6 </text:p>
          </table:table-cell>
          <table:table-cell office:value-type="float" office:value="1033.2" calcext:value-type="float">
            <text:p>1,033.2 </text:p>
          </table:table-cell>
          <table:table-cell office:value-type="float" office:value="219.4" calcext:value-type="float">
            <text:p>219.4 </text:p>
          </table:table-cell>
          <table:table-cell office:value-type="float" office:value="23047.1" calcext:value-type="float">
            <text:p>23047.1</text:p>
          </table:table-cell>
          <table:table-cell table:formula="of:=[.B8]/[.E8]*100" office:value-type="float" office:value="0.384430145224345" calcext:value-type="float">
            <text:p>0.384430145224345</text:p>
          </table:table-cell>
          <table:table-cell table:formula="of:=[.C8]/[.E8]*100" office:value-type="float" office:value="4.48299352196155" calcext:value-type="float">
            <text:p>4.48299352196155</text:p>
          </table:table-cell>
          <table:table-cell table:formula="of:=[.D8]/[.E8]*100" office:value-type="float" office:value="0.951963587609721" calcext:value-type="float">
            <text:p>0.951963587609721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table:style-name="ce7" office:value-type="float" office:value="8283.9" calcext:value-type="float">
            <text:p>8,283.9 </text:p>
          </table:table-cell>
          <table:table-cell table:style-name="ce7" office:value-type="float" office:value="36977.5" calcext:value-type="float">
            <text:p>36,977.5 </text:p>
          </table:table-cell>
          <table:table-cell table:style-name="ce7" office:value-type="float" office:value="12546.9" calcext:value-type="float">
            <text:p>12,546.9 </text:p>
          </table:table-cell>
          <table:table-cell office:value-type="float" office:value="1601255.1" calcext:value-type="float">
            <text:p>1601255.1</text:p>
          </table:table-cell>
          <table:table-cell table:formula="of:=[.B9]/[.E9]*100" office:value-type="float" office:value="0.517337930726965" calcext:value-type="float">
            <text:p>0.517337930726965</text:p>
          </table:table-cell>
          <table:table-cell table:formula="of:=[.C9]/[.E9]*100" office:value-type="float" office:value="2.30928226239529" calcext:value-type="float">
            <text:p>2.30928226239529</text:p>
          </table:table-cell>
          <table:table-cell table:formula="of:=[.D9]/[.E9]*100" office:value-type="float" office:value="0.783566590982286" calcext:value-type="float">
            <text:p>0.783566590982286</text:p>
          </table:table-cell>
        </table:table-row>
        <table:table-row table:style-name="ro1">
          <table:table-cell office:value-type="string" calcext:value-type="string">
            <text:p>CHL: Chile</text:p>
          </table:table-cell>
          <table:table-cell office:value-type="float" office:value="1444.4" calcext:value-type="float">
            <text:p>1,444.4 </text:p>
          </table:table-cell>
          <table:table-cell office:value-type="float" office:value="6712.3" calcext:value-type="float">
            <text:p>6,712.3 </text:p>
          </table:table-cell>
          <table:table-cell office:value-type="float" office:value="2705.2" calcext:value-type="float">
            <text:p>2,705.2 </text:p>
          </table:table-cell>
          <table:table-cell office:value-type="float" office:value="272176.3" calcext:value-type="float">
            <text:p>272176.3</text:p>
          </table:table-cell>
          <table:table-cell table:formula="of:=[.B10]/[.E10]*100" office:value-type="float" office:value="0.530685441752276" calcext:value-type="float">
            <text:p>0.530685441752276</text:p>
          </table:table-cell>
          <table:table-cell table:formula="of:=[.C10]/[.E10]*100" office:value-type="float" office:value="2.4661588830475" calcext:value-type="float">
            <text:p>2.4661588830475</text:p>
          </table:table-cell>
          <table:table-cell table:formula="of:=[.D10]/[.E10]*100" office:value-type="float" office:value="0.993914606084365" calcext:value-type="float">
            <text:p>0.993914606084365</text:p>
          </table:table-cell>
        </table:table-row>
        <table:table-row table:style-name="ro2">
          <table:table-cell office:value-type="string" calcext:value-type="string">
            <text:p>CHN: China (People's Republic of)</text:p>
          </table:table-cell>
          <table:table-cell table:style-name="ce7" office:value-type="float" office:value="39273.3" calcext:value-type="float">
            <text:p>39,273.3 </text:p>
          </table:table-cell>
          <table:table-cell table:style-name="ce7" office:value-type="float" office:value="229854.1" calcext:value-type="float">
            <text:p>229,854.1 </text:p>
          </table:table-cell>
          <table:table-cell table:style-name="ce7" office:value-type="float" office:value="90955.5" calcext:value-type="float">
            <text:p>90,955.5 </text:p>
          </table:table-cell>
          <table:table-cell office:value-type="float" office:value="12790122.2" calcext:value-type="float">
            <text:p>12790122.2</text:p>
          </table:table-cell>
          <table:table-cell table:formula="of:=[.B11]/[.E11]*100" office:value-type="float" office:value="0.307059615114545" calcext:value-type="float">
            <text:p>0.307059615114545</text:p>
          </table:table-cell>
          <table:table-cell table:formula="of:=[.C11]/[.E11]*100" office:value-type="float" office:value="1.79712200091411" calcext:value-type="float">
            <text:p>1.79712200091411</text:p>
          </table:table-cell>
          <table:table-cell table:formula="of:=[.D11]/[.E11]*100" office:value-type="float" office:value="0.711138631654356" calcext:value-type="float">
            <text:p>0.711138631654356</text:p>
          </table:table-cell>
        </table:table-row>
        <table:table-row table:style-name="ro1">
          <table:table-cell office:value-type="string" calcext:value-type="string">
            <text:p>COL: Colombia</text:p>
          </table:table-cell>
          <table:table-cell table:style-name="ce7" office:value-type="float" office:value="1645.9" calcext:value-type="float">
            <text:p>1,645.9 </text:p>
          </table:table-cell>
          <table:table-cell table:style-name="ce7" office:value-type="float" office:value="12917.5" calcext:value-type="float">
            <text:p>12,917.5 </text:p>
          </table:table-cell>
          <table:table-cell table:style-name="ce7" office:value-type="float" office:value="3221.3" calcext:value-type="float">
            <text:p>3,221.3 </text:p>
          </table:table-cell>
          <table:table-cell office:value-type="float" office:value="302733.3" calcext:value-type="float">
            <text:p>302733.3</text:p>
          </table:table-cell>
          <table:table-cell table:formula="of:=[.B12]/[.E12]*100" office:value-type="float" office:value="0.543679866073537" calcext:value-type="float">
            <text:p>0.543679866073537</text:p>
          </table:table-cell>
          <table:table-cell table:formula="of:=[.C12]/[.E12]*100" office:value-type="float" office:value="4.26695708731084" calcext:value-type="float">
            <text:p>4.26695708731084</text:p>
          </table:table-cell>
          <table:table-cell table:formula="of:=[.D12]/[.E12]*100" office:value-type="float" office:value="1.06407190751728" calcext:value-type="float">
            <text:p>1.06407190751728</text:p>
          </table:table-cell>
        </table:table-row>
        <table:table-row table:style-name="ro1">
          <table:table-cell office:value-type="string" calcext:value-type="string">
            <text:p>CRI: Costa Rica</text:p>
          </table:table-cell>
          <table:table-cell office:value-type="float" office:value="213.4" calcext:value-type="float">
            <text:p>213.4 </text:p>
          </table:table-cell>
          <table:table-cell office:value-type="float" office:value="2021.2" calcext:value-type="float">
            <text:p>2,021.2 </text:p>
          </table:table-cell>
          <table:table-cell office:value-type="float" office:value="543.4" calcext:value-type="float">
            <text:p>543.4 </text:p>
          </table:table-cell>
          <table:table-cell office:value-type="float" office:value="55778.7" calcext:value-type="float">
            <text:p>55778.7</text:p>
          </table:table-cell>
          <table:table-cell table:formula="of:=[.B13]/[.E13]*100" office:value-type="float" office:value="0.382583315853543" calcext:value-type="float">
            <text:p>0.382583315853543</text:p>
          </table:table-cell>
          <table:table-cell table:formula="of:=[.C13]/[.E13]*100" office:value-type="float" office:value="3.62360542644414" calcext:value-type="float">
            <text:p>3.62360542644414</text:p>
          </table:table-cell>
          <table:table-cell table:formula="of:=[.D13]/[.E13]*100" office:value-type="float" office:value="0.974207000163145" calcext:value-type="float">
            <text:p>0.974207000163145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58.2" calcext:value-type="float">
            <text:p>58.2 </text:p>
          </table:table-cell>
          <table:table-cell office:value-type="float" office:value="3289.9" calcext:value-type="float">
            <text:p>3,289.9 </text:p>
          </table:table-cell>
          <table:table-cell office:value-type="float" office:value="1012.5" calcext:value-type="float">
            <text:p>1,012.5 </text:p>
          </table:table-cell>
          <table:table-cell office:value-type="float" office:value="50149.1" calcext:value-type="float">
            <text:p>50149.1</text:p>
          </table:table-cell>
          <table:table-cell table:formula="of:=[.B14]/[.E14]*100" office:value-type="float" office:value="0.116053927189122" calcext:value-type="float">
            <text:p>0.116053927189122</text:p>
          </table:table-cell>
          <table:table-cell table:formula="of:=[.C14]/[.E14]*100" office:value-type="float" office:value="6.56023737215623" calcext:value-type="float">
            <text:p>6.56023737215623</text:p>
          </table:table-cell>
          <table:table-cell table:formula="of:=[.D14]/[.E14]*100" office:value-type="float" office:value="2.018979403419" calcext:value-type="float">
            <text:p>2.018979403419</text:p>
          </table:table-cell>
        </table:table-row>
        <table:table-row table:style-name="ro1">
          <table:table-cell table:style-name="ce4" office:value-type="string" calcext:value-type="string">
            <text:p><text:a xlink:href="http://localhost/OECDStat_Metadata/ShowMetadata.ashx?Dataset=IOTS_2021&amp;Coords=%5bCOU%5d.%5bCYP%5d&amp;ShowOnWeb=true&amp;Lang=en" xlink:type="simple">CYP: Cyprus</text:a></text:p>
          </table:table-cell>
          <table:table-cell table:style-name="ce7" office:value-type="float" office:value="25.1" calcext:value-type="float">
            <text:p>25.1 </text:p>
          </table:table-cell>
          <table:table-cell table:style-name="ce7" office:value-type="float" office:value="1504.9" calcext:value-type="float">
            <text:p>1,504.9 </text:p>
          </table:table-cell>
          <table:table-cell table:style-name="ce7" office:value-type="float" office:value="374.6" calcext:value-type="float">
            <text:p>374.6 </text:p>
          </table:table-cell>
          <table:table-cell office:value-type="float" office:value="21169.3" calcext:value-type="float">
            <text:p>21169.3</text:p>
          </table:table-cell>
          <table:table-cell table:formula="of:=[.B15]/[.E15]*100" office:value-type="float" office:value="0.118567926195009" calcext:value-type="float">
            <text:p>0.118567926195009</text:p>
          </table:table-cell>
          <table:table-cell table:formula="of:=[.C15]/[.E15]*100" office:value-type="float" office:value="7.1088793677637" calcext:value-type="float">
            <text:p>7.1088793677637</text:p>
          </table:table-cell>
          <table:table-cell table:formula="of:=[.D15]/[.E15]*100" office:value-type="float" office:value="1.76954363157969" calcext:value-type="float">
            <text:p>1.76954363157969</text:p>
          </table:table-cell>
        </table:table-row>
        <table:table-row table:style-name="ro1">
          <table:table-cell office:value-type="string" calcext:value-type="string">
            <text:p>CZE: Czech Republic</text:p>
          </table:table-cell>
          <table:table-cell table:style-name="ce7" office:value-type="float" office:value="177.2" calcext:value-type="float">
            <text:p>177.2 </text:p>
          </table:table-cell>
          <table:table-cell table:style-name="ce7" office:value-type="float" office:value="4655.3" calcext:value-type="float">
            <text:p>4,655.3 </text:p>
          </table:table-cell>
          <table:table-cell table:style-name="ce7" office:value-type="float" office:value="2166.3" calcext:value-type="float">
            <text:p>2,166.3 </text:p>
          </table:table-cell>
          <table:table-cell office:value-type="float" office:value="220387.7" calcext:value-type="float">
            <text:p>220387.7</text:p>
          </table:table-cell>
          <table:table-cell table:formula="of:=[.B16]/[.E16]*100" office:value-type="float" office:value="0.0804037611899394" calcext:value-type="float">
            <text:p>0.080403761189939</text:p>
          </table:table-cell>
          <table:table-cell table:formula="of:=[.C16]/[.E16]*100" office:value-type="float" office:value="2.11232296539235" calcext:value-type="float">
            <text:p>2.11232296539235</text:p>
          </table:table-cell>
          <table:table-cell table:formula="of:=[.D16]/[.E16]*100" office:value-type="float" office:value="0.982949592921928" calcext:value-type="float">
            <text:p>0.982949592921928</text:p>
          </table:table-cell>
        </table:table-row>
        <table:table-row table:style-name="ro1">
          <table:table-cell office:value-type="string" calcext:value-type="string">
            <text:p>DNK: Denmark</text:p>
          </table:table-cell>
          <table:table-cell office:value-type="float" office:value="857.5" calcext:value-type="float">
            <text:p>857.5 </text:p>
          </table:table-cell>
          <table:table-cell office:value-type="float" office:value="5207.7" calcext:value-type="float">
            <text:p>5,207.7 </text:p>
          </table:table-cell>
          <table:table-cell office:value-type="float" office:value="4733.2" calcext:value-type="float">
            <text:p>4,733.2 </text:p>
          </table:table-cell>
          <table:table-cell office:value-type="float" office:value="305037.3" calcext:value-type="float">
            <text:p>305037.3</text:p>
          </table:table-cell>
          <table:table-cell table:formula="of:=[.B17]/[.E17]*100" office:value-type="float" office:value="0.28111316222639" calcext:value-type="float">
            <text:p>0.28111316222639</text:p>
          </table:table-cell>
          <table:table-cell table:formula="of:=[.C17]/[.E17]*100" office:value-type="float" office:value="1.70723383664883" calcext:value-type="float">
            <text:p>1.70723383664883</text:p>
          </table:table-cell>
          <table:table-cell table:formula="of:=[.D17]/[.E17]*100" office:value-type="float" office:value="1.55167908973755" calcext:value-type="float">
            <text:p>1.55167908973755</text:p>
          </table:table-cell>
        </table:table-row>
        <table:table-row table:style-name="ro1">
          <table:table-cell table:style-name="ce5" office:value-type="string" calcext:value-type="string">
            <text:p>EGY: Egypt</text:p>
          </table:table-cell>
          <table:table-cell table:style-name="Default" office:value-type="float" office:value="235.4" calcext:value-type="float">
            <text:p>235.4</text:p>
          </table:table-cell>
          <table:table-cell table:style-name="Default" office:value-type="float" office:value="5930.1" calcext:value-type="float">
            <text:p>5930.1</text:p>
          </table:table-cell>
          <table:table-cell table:style-name="Default" office:value-type="float" office:value="262.8" calcext:value-type="float">
            <text:p>262.8</text:p>
          </table:table-cell>
          <table:table-cell office:value-type="float" office:value="243982.068452664" calcext:value-type="float">
            <text:p>243982.068452664</text:p>
          </table:table-cell>
          <table:table-cell table:formula="of:=[.B18]/[.E18]*100" office:value-type="float" office:value="0.0964825003300072" calcext:value-type="float">
            <text:p>0.096482500330007</text:p>
          </table:table-cell>
          <table:table-cell table:formula="of:=[.C18]/[.E18]*100" office:value-type="float" office:value="2.43054747326668" calcext:value-type="float">
            <text:p>2.43054747326668</text:p>
          </table:table-cell>
          <table:table-cell table:formula="of:=[.D18]/[.E18]*100" office:value-type="float" office:value="0.107712833843356" calcext:value-type="float">
            <text:p>0.107712833843356</text:p>
          </table:table-cell>
        </table:table-row>
        <table:table-row table:style-name="ro1">
          <table:table-cell office:value-type="string" calcext:value-type="string">
            <text:p>EST: Estonia</text:p>
          </table:table-cell>
          <table:table-cell table:style-name="ce7" office:value-type="float" office:value="4.1" calcext:value-type="float">
            <text:p>4.1 </text:p>
          </table:table-cell>
          <table:table-cell table:style-name="ce7" office:value-type="float" office:value="525.2" calcext:value-type="float">
            <text:p>525.2 </text:p>
          </table:table-cell>
          <table:table-cell table:style-name="ce7" office:value-type="float" office:value="403.5" calcext:value-type="float">
            <text:p>403.5 </text:p>
          </table:table-cell>
          <table:table-cell office:value-type="float" office:value="26648.4" calcext:value-type="float">
            <text:p>26648.4</text:p>
          </table:table-cell>
          <table:table-cell table:formula="of:=[.B19]/[.E19]*100" office:value-type="float" office:value="0.0153855390942796" calcext:value-type="float">
            <text:p>0.01538553909428</text:p>
          </table:table-cell>
          <table:table-cell table:formula="of:=[.C19]/[.E19]*100" office:value-type="float" office:value="1.97085003227211" calcext:value-type="float">
            <text:p>1.97085003227211</text:p>
          </table:table-cell>
          <table:table-cell table:formula="of:=[.D19]/[.E19]*100" office:value-type="float" office:value="1.51416220110776" calcext:value-type="float">
            <text:p>1.51416220110776</text:p>
          </table:table-cell>
        </table:table-row>
        <table:table-row table:style-name="ro1">
          <table:table-cell table:style-name="ce5" office:value-type="string" calcext:value-type="string">
            <text:p>ETH: Ethiopia</text:p>
          </table:table-cell>
          <table:table-cell table:style-name="Default" office:value-type="float" office:value="63.9" calcext:value-type="float">
            <text:p>63.9</text:p>
          </table:table-cell>
          <table:table-cell table:style-name="Default" office:value-type="float" office:value="1941" calcext:value-type="float">
            <text:p>1941</text:p>
          </table:table-cell>
          <table:table-cell table:style-name="Default" office:value-type="float" office:value="72.3" calcext:value-type="float">
            <text:p>72.3</text:p>
          </table:table-cell>
          <table:table-cell office:value-type="float" office:value="76147.0886702988" calcext:value-type="float">
            <text:p>76147.0886702988</text:p>
          </table:table-cell>
          <table:table-cell table:formula="of:=[.B20]/[.E20]*100" office:value-type="float" office:value="0.083916537212176" calcext:value-type="float">
            <text:p>0.083916537212176</text:p>
          </table:table-cell>
          <table:table-cell table:formula="of:=[.C20]/[.E20]*100" office:value-type="float" office:value="2.54901406461399" calcext:value-type="float">
            <text:p>2.54901406461399</text:p>
          </table:table-cell>
          <table:table-cell table:formula="of:=[.D20]/[.E20]*100" office:value-type="float" office:value="0.0949478190992226" calcext:value-type="float">
            <text:p>0.094947819099223</text:p>
          </table:table-cell>
        </table:table-row>
        <table:table-row table:style-name="ro1">
          <table:table-cell office:value-type="string" calcext:value-type="string">
            <text:p>FIN: Finland</text:p>
          </table:table-cell>
          <table:table-cell office:value-type="float" office:value="1019.2" calcext:value-type="float">
            <text:p>1,019.2 </text:p>
          </table:table-cell>
          <table:table-cell office:value-type="float" office:value="4324.6" calcext:value-type="float">
            <text:p>4,324.6 </text:p>
          </table:table-cell>
          <table:table-cell office:value-type="float" office:value="2964.2" calcext:value-type="float">
            <text:p>2,964.2 </text:p>
          </table:table-cell>
          <table:table-cell office:value-type="float" office:value="238108.9" calcext:value-type="float">
            <text:p>238108.9</text:p>
          </table:table-cell>
          <table:table-cell table:formula="of:=[.B21]/[.E21]*100" office:value-type="float" office:value="0.428039439096985" calcext:value-type="float">
            <text:p>0.428039439096985</text:p>
          </table:table-cell>
          <table:table-cell table:formula="of:=[.C21]/[.E21]*100" office:value-type="float" office:value="1.81622778484971" calcext:value-type="float">
            <text:p>1.81622778484971</text:p>
          </table:table-cell>
          <table:table-cell table:formula="of:=[.D21]/[.E21]*100" office:value-type="float" office:value="1.24489256806444" calcext:value-type="float">
            <text:p>1.24489256806444</text:p>
          </table:table-cell>
        </table:table-row>
        <table:table-row table:style-name="ro1">
          <table:table-cell office:value-type="string" calcext:value-type="string">
            <text:p>FRA: France</text:p>
          </table:table-cell>
          <table:table-cell table:style-name="ce7" office:value-type="float" office:value="8025.9" calcext:value-type="float">
            <text:p>8,025.9 </text:p>
          </table:table-cell>
          <table:table-cell table:style-name="ce7" office:value-type="float" office:value="73102" calcext:value-type="float">
            <text:p>73,102.0 </text:p>
          </table:table-cell>
          <table:table-cell table:style-name="ce7" office:value-type="float" office:value="34710.7" calcext:value-type="float">
            <text:p>34,710.7 </text:p>
          </table:table-cell>
          <table:table-cell office:value-type="float" office:value="2479200.2" calcext:value-type="float">
            <text:p>2479200.2</text:p>
          </table:table-cell>
          <table:table-cell table:formula="of:=[.B22]/[.E22]*100" office:value-type="float" office:value="0.323729402732381" calcext:value-type="float">
            <text:p>0.323729402732381</text:p>
          </table:table-cell>
          <table:table-cell table:formula="of:=[.C22]/[.E22]*100" office:value-type="float" office:value="2.94861221776281" calcext:value-type="float">
            <text:p>2.94861221776281</text:p>
          </table:table-cell>
          <table:table-cell table:formula="of:=[.D22]/[.E22]*100" office:value-type="float" office:value="1.40007652467921" calcext:value-type="float">
            <text:p>1.40007652467921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8703.9" calcext:value-type="float">
            <text:p>8,703.9 </text:p>
          </table:table-cell>
          <table:table-cell office:value-type="float" office:value="58389.9" calcext:value-type="float">
            <text:p>58,389.9 </text:p>
          </table:table-cell>
          <table:table-cell office:value-type="float" office:value="48781.4" calcext:value-type="float">
            <text:p>48,781.4 </text:p>
          </table:table-cell>
          <table:table-cell office:value-type="float" office:value="3606591.3" calcext:value-type="float">
            <text:p>3606591.3</text:p>
          </table:table-cell>
          <table:table-cell table:formula="of:=[.B23]/[.E23]*100" office:value-type="float" office:value="0.241333139133342" calcext:value-type="float">
            <text:p>0.241333139133342</text:p>
          </table:table-cell>
          <table:table-cell table:formula="of:=[.C23]/[.E23]*100" office:value-type="float" office:value="1.61897745386343" calcext:value-type="float">
            <text:p>1.61897745386343</text:p>
          </table:table-cell>
          <table:table-cell table:formula="of:=[.D23]/[.E23]*100" office:value-type="float" office:value="1.35256245973865" calcext:value-type="float">
            <text:p>1.35256245973865</text:p>
          </table:table-cell>
        </table:table-row>
        <table:table-row table:style-name="ro1">
          <table:table-cell office:value-type="string" calcext:value-type="string">
            <text:p>GRC: Greece</text:p>
          </table:table-cell>
          <table:table-cell table:style-name="ce7" office:value-type="float" office:value="814.7" calcext:value-type="float">
            <text:p>814.7 </text:p>
          </table:table-cell>
          <table:table-cell table:style-name="ce7" office:value-type="float" office:value="13599.3" calcext:value-type="float">
            <text:p>13,599.3 </text:p>
          </table:table-cell>
          <table:table-cell table:style-name="ce7" office:value-type="float" office:value="3016.9" calcext:value-type="float">
            <text:p>3,016.9 </text:p>
          </table:table-cell>
          <table:table-cell office:value-type="float" office:value="189884.4" calcext:value-type="float">
            <text:p>189884.4</text:p>
          </table:table-cell>
          <table:table-cell table:formula="of:=[.B24]/[.E24]*100" office:value-type="float" office:value="0.429050517051427" calcext:value-type="float">
            <text:p>0.429050517051427</text:p>
          </table:table-cell>
          <table:table-cell table:formula="of:=[.C24]/[.E24]*100" office:value-type="float" office:value="7.16188375664352" calcext:value-type="float">
            <text:p>7.16188375664352</text:p>
          </table:table-cell>
          <table:table-cell table:formula="of:=[.D24]/[.E24]*100" office:value-type="float" office:value="1.58880876996741" calcext:value-type="float">
            <text:p>1.58880876996741</text:p>
          </table:table-cell>
        </table:table-row>
        <table:table-row table:style-name="ro1">
          <table:table-cell office:value-type="string" calcext:value-type="string">
            <text:p>HKG: Hong Kong, China</text:p>
          </table:table-cell>
          <table:table-cell office:value-type="float" office:value="9657.3" calcext:value-type="float">
            <text:p>9,657.3 </text:p>
          </table:table-cell>
          <table:table-cell office:value-type="float" office:value="11770.9" calcext:value-type="float">
            <text:p>11,770.9 </text:p>
          </table:table-cell>
          <table:table-cell office:value-type="float" office:value="2644.6" calcext:value-type="float">
            <text:p>2,644.6 </text:p>
          </table:table-cell>
          <table:table-cell office:value-type="float" office:value="348162.1" calcext:value-type="float">
            <text:p>348162.1</text:p>
          </table:table-cell>
          <table:table-cell table:formula="of:=[.B25]/[.E25]*100" office:value-type="float" office:value="2.77379416082336" calcext:value-type="float">
            <text:p>2.77379416082336</text:p>
          </table:table-cell>
          <table:table-cell table:formula="of:=[.C25]/[.E25]*100" office:value-type="float" office:value="3.38086770501442" calcext:value-type="float">
            <text:p>3.38086770501442</text:p>
          </table:table-cell>
          <table:table-cell table:formula="of:=[.D25]/[.E25]*100" office:value-type="float" office:value="0.759588708822701" calcext:value-type="float">
            <text:p>0.759588708822701</text:p>
          </table:table-cell>
        </table:table-row>
        <table:table-row table:style-name="ro1">
          <table:table-cell office:value-type="string" calcext:value-type="string">
            <text:p>HUN: Hungary</text:p>
          </table:table-cell>
          <table:table-cell office:value-type="float" office:value="757.6" calcext:value-type="float">
            <text:p>757.6 </text:p>
          </table:table-cell>
          <table:table-cell office:value-type="float" office:value="2556.1" calcext:value-type="float">
            <text:p>2,556.1 </text:p>
          </table:table-cell>
          <table:table-cell office:value-type="float" office:value="1956.3" calcext:value-type="float">
            <text:p>1,956.3 </text:p>
          </table:table-cell>
          <table:table-cell office:value-type="float" office:value="133255.2" calcext:value-type="float">
            <text:p>133255.2</text:p>
          </table:table-cell>
          <table:table-cell table:formula="of:=[.B26]/[.E26]*100" office:value-type="float" office:value="0.568533160432013" calcext:value-type="float">
            <text:p>0.568533160432013</text:p>
          </table:table-cell>
          <table:table-cell table:formula="of:=[.C26]/[.E26]*100" office:value-type="float" office:value="1.91819906465189" calcext:value-type="float">
            <text:p>1.91819906465189</text:p>
          </table:table-cell>
          <table:table-cell table:formula="of:=[.D26]/[.E26]*100" office:value-type="float" office:value="1.46808529798462" calcext:value-type="float">
            <text:p>1.46808529798462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table:style-name="ce7" office:value-type="float" office:value="628.1" calcext:value-type="float">
            <text:p>628.1 </text:p>
          </table:table-cell>
          <table:table-cell table:style-name="ce7" office:value-type="float" office:value="890.4" calcext:value-type="float">
            <text:p>890.4 </text:p>
          </table:table-cell>
          <table:table-cell table:style-name="ce7" office:value-type="float" office:value="333.2" calcext:value-type="float">
            <text:p>333.2 </text:p>
          </table:table-cell>
          <table:table-cell office:value-type="float" office:value="23355.2" calcext:value-type="float">
            <text:p>23355.2</text:p>
          </table:table-cell>
          <table:table-cell table:formula="of:=[.B27]/[.E27]*100" office:value-type="float" office:value="2.68933685003768" calcext:value-type="float">
            <text:p>2.68933685003768</text:p>
          </table:table-cell>
          <table:table-cell table:formula="of:=[.C27]/[.E27]*100" office:value-type="float" office:value="3.81242721107077" calcext:value-type="float">
            <text:p>3.81242721107077</text:p>
          </table:table-cell>
          <table:table-cell table:formula="of:=[.D27]/[.E27]*100" office:value-type="float" office:value="1.42666301294787" calcext:value-type="float">
            <text:p>1.42666301294787</text:p>
          </table:table-cell>
        </table:table-row>
        <table:table-row table:style-name="ro1">
          <table:table-cell office:value-type="string" calcext:value-type="string">
            <text:p>IND: India</text:p>
          </table:table-cell>
          <table:table-cell office:value-type="float" office:value="3743.5" calcext:value-type="float">
            <text:p>3,743.5 </text:p>
          </table:table-cell>
          <table:table-cell office:value-type="float" office:value="24994.8" calcext:value-type="float">
            <text:p>24,994.8 </text:p>
          </table:table-cell>
          <table:table-cell office:value-type="float" office:value="7358.8" calcext:value-type="float">
            <text:p>7,358.8 </text:p>
          </table:table-cell>
          <table:table-cell office:value-type="float" office:value="2514980" calcext:value-type="float">
            <text:p>2514980</text:p>
          </table:table-cell>
          <table:table-cell table:formula="of:=[.B28]/[.E28]*100" office:value-type="float" office:value="0.148848102171787" calcext:value-type="float">
            <text:p>0.148848102171787</text:p>
          </table:table-cell>
          <table:table-cell table:formula="of:=[.C28]/[.E28]*100" office:value-type="float" office:value="0.993836929120709" calcext:value-type="float">
            <text:p>0.993836929120709</text:p>
          </table:table-cell>
          <table:table-cell table:formula="of:=[.D28]/[.E28]*100" office:value-type="float" office:value="0.292598748300185" calcext:value-type="float">
            <text:p>0.292598748300185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table:style-name="ce7" office:value-type="float" office:value="17518.7" calcext:value-type="float">
            <text:p>17,518.7 </text:p>
          </table:table-cell>
          <table:table-cell table:style-name="ce7" office:value-type="float" office:value="28986.3" calcext:value-type="float">
            <text:p>28,986.3 </text:p>
          </table:table-cell>
          <table:table-cell table:style-name="ce7" office:value-type="float" office:value="4845.5" calcext:value-type="float">
            <text:p>4,845.5 </text:p>
          </table:table-cell>
          <table:table-cell office:value-type="float" office:value="1000031.1" calcext:value-type="float">
            <text:p>1000031.1</text:p>
          </table:table-cell>
          <table:table-cell table:formula="of:=[.B29]/[.E29]*100" office:value-type="float" office:value="1.75181551853737" calcext:value-type="float">
            <text:p>1.75181551853737</text:p>
          </table:table-cell>
          <table:table-cell table:formula="of:=[.C29]/[.E29]*100" office:value-type="float" office:value="2.8985398554105" calcext:value-type="float">
            <text:p>2.8985398554105</text:p>
          </table:table-cell>
          <table:table-cell table:formula="of:=[.D29]/[.E29]*100" office:value-type="float" office:value="0.484534930963647" calcext:value-type="float">
            <text:p>0.484534930963647</text:p>
          </table:table-cell>
        </table:table-row>
        <table:table-row table:style-name="ro1">
          <table:table-cell office:value-type="string" calcext:value-type="string">
            <text:p>IRL: Ireland</text:p>
          </table:table-cell>
          <table:table-cell office:value-type="float" office:value="1691.5" calcext:value-type="float">
            <text:p>1,691.5 </text:p>
          </table:table-cell>
          <table:table-cell office:value-type="float" office:value="6401.1" calcext:value-type="float">
            <text:p>6,401.1 </text:p>
          </table:table-cell>
          <table:table-cell office:value-type="float" office:value="2877.4" calcext:value-type="float">
            <text:p>2,877.4 </text:p>
          </table:table-cell>
          <table:table-cell office:value-type="float" office:value="357919.1" calcext:value-type="float">
            <text:p>357919.1</text:p>
          </table:table-cell>
          <table:table-cell table:formula="of:=[.B30]/[.E30]*100" office:value-type="float" office:value="0.47259282893816" calcext:value-type="float">
            <text:p>0.47259282893816</text:p>
          </table:table-cell>
          <table:table-cell table:formula="of:=[.C30]/[.E30]*100" office:value-type="float" office:value="1.78842090293589" calcext:value-type="float">
            <text:p>1.78842090293589</text:p>
          </table:table-cell>
          <table:table-cell table:formula="of:=[.D30]/[.E30]*100" office:value-type="float" office:value="0.803924685773964" calcext:value-type="float">
            <text:p>0.803924685773964</text:p>
          </table:table-cell>
        </table:table-row>
        <table:table-row table:style-name="ro1">
          <table:table-cell table:style-name="ce4" office:value-type="string" calcext:value-type="string">
            <text:p><text:a xlink:href="http://localhost/OECDStat_Metadata/ShowMetadata.ashx?Dataset=IOTS_2021&amp;Coords=%5bCOU%5d.%5bISR%5d&amp;ShowOnWeb=true&amp;Lang=en" xlink:type="simple">ISR: Israel</text:a></text:p>
          </table:table-cell>
          <table:table-cell table:style-name="ce7" office:value-type="float" office:value="3103" calcext:value-type="float">
            <text:p>3,103.0 </text:p>
          </table:table-cell>
          <table:table-cell table:style-name="ce7" office:value-type="float" office:value="6720.5" calcext:value-type="float">
            <text:p>6,720.5 </text:p>
          </table:table-cell>
          <table:table-cell table:style-name="ce7" office:value-type="float" office:value="5957.9" calcext:value-type="float">
            <text:p>5,957.9 </text:p>
          </table:table-cell>
          <table:table-cell office:value-type="float" office:value="334737" calcext:value-type="float">
            <text:p>334737</text:p>
          </table:table-cell>
          <table:table-cell table:formula="of:=[.B31]/[.E31]*100" office:value-type="float" office:value="0.92699641808345" calcext:value-type="float">
            <text:p>0.92699641808345</text:p>
          </table:table-cell>
          <table:table-cell table:formula="of:=[.C31]/[.E31]*100" office:value-type="float" office:value="2.00769559385428" calcext:value-type="float">
            <text:p>2.00769559385428</text:p>
          </table:table-cell>
          <table:table-cell table:formula="of:=[.D31]/[.E31]*100" office:value-type="float" office:value="1.77987494659987" calcext:value-type="float">
            <text:p>1.77987494659987</text:p>
          </table:table-cell>
        </table:table-row>
        <table:table-row table:style-name="ro1">
          <table:table-cell office:value-type="string" calcext:value-type="string">
            <text:p>ITA: Italy</text:p>
          </table:table-cell>
          <table:table-cell office:value-type="float" office:value="2898.5" calcext:value-type="float">
            <text:p>2,898.5 </text:p>
          </table:table-cell>
          <table:table-cell office:value-type="float" office:value="73668" calcext:value-type="float">
            <text:p>73,668.0 </text:p>
          </table:table-cell>
          <table:table-cell office:value-type="float" office:value="21328.4" calcext:value-type="float">
            <text:p>21,328.4 </text:p>
          </table:table-cell>
          <table:table-cell office:value-type="float" office:value="1871177.3" calcext:value-type="float">
            <text:p>1871177.3</text:p>
          </table:table-cell>
          <table:table-cell table:formula="of:=[.B32]/[.E32]*100" office:value-type="float" office:value="0.154902477707484" calcext:value-type="float">
            <text:p>0.154902477707484</text:p>
          </table:table-cell>
          <table:table-cell table:formula="of:=[.C32]/[.E32]*100" office:value-type="float" office:value="3.93698662334136" calcext:value-type="float">
            <text:p>3.93698662334136</text:p>
          </table:table-cell>
          <table:table-cell table:formula="of:=[.D32]/[.E32]*100" office:value-type="float" office:value="1.13983853908446" calcext:value-type="float">
            <text:p>1.13983853908446</text:p>
          </table:table-cell>
        </table:table-row>
        <table:table-row table:style-name="ro1">
          <table:table-cell office:value-type="string" calcext:value-type="string">
            <text:p>JPN: Japan</text:p>
          </table:table-cell>
          <table:table-cell table:style-name="ce7" office:value-type="float" office:value="6747.3" calcext:value-type="float">
            <text:p>6,747.3 </text:p>
          </table:table-cell>
          <table:table-cell table:style-name="ce7" office:value-type="float" office:value="120217.5" calcext:value-type="float">
            <text:p>120,217.5 </text:p>
          </table:table-cell>
          <table:table-cell table:style-name="ce7" office:value-type="float" office:value="43965.4" calcext:value-type="float">
            <text:p>43,965.4 </text:p>
          </table:table-cell>
          <table:table-cell office:value-type="float" office:value="4667898.4" calcext:value-type="float">
            <text:p>4667898.4</text:p>
          </table:table-cell>
          <table:table-cell table:formula="of:=[.B33]/[.E33]*100" office:value-type="float" office:value="0.144546847891976" calcext:value-type="float">
            <text:p>0.144546847891976</text:p>
          </table:table-cell>
          <table:table-cell table:formula="of:=[.C33]/[.E33]*100" office:value-type="float" office:value="2.57540952476601" calcext:value-type="float">
            <text:p>2.57540952476601</text:p>
          </table:table-cell>
          <table:table-cell table:formula="of:=[.D33]/[.E33]*100" office:value-type="float" office:value="0.941867115188282" calcext:value-type="float">
            <text:p>0.941867115188282</text:p>
          </table:table-cell>
        </table:table-row>
        <table:table-row table:style-name="ro1">
          <table:table-cell office:value-type="string" calcext:value-type="string">
            <text:p>KAZ: Kazakhstan</text:p>
          </table:table-cell>
          <table:table-cell table:style-name="ce7" office:value-type="float" office:value="705.3" calcext:value-type="float">
            <text:p>705.3 </text:p>
          </table:table-cell>
          <table:table-cell table:style-name="ce7" office:value-type="float" office:value="2041.9" calcext:value-type="float">
            <text:p>2,041.9 </text:p>
          </table:table-cell>
          <table:table-cell table:style-name="ce7" office:value-type="float" office:value="1305.7" calcext:value-type="float">
            <text:p>1,305.7 </text:p>
          </table:table-cell>
          <table:table-cell office:value-type="float" office:value="167408" calcext:value-type="float">
            <text:p>167408</text:p>
          </table:table-cell>
          <table:table-cell table:formula="of:=[.B34]/[.E34]*100" office:value-type="float" office:value="0.421306030775112" calcext:value-type="float">
            <text:p>0.421306030775112</text:p>
          </table:table-cell>
          <table:table-cell table:formula="of:=[.C34]/[.E34]*100" office:value-type="float" office:value="1.21971470897448" calcext:value-type="float">
            <text:p>1.21971470897448</text:p>
          </table:table-cell>
          <table:table-cell table:formula="of:=[.D34]/[.E34]*100" office:value-type="float" office:value="0.779950778935296" calcext:value-type="float">
            <text:p>0.779950778935296</text:p>
          </table:table-cell>
        </table:table-row>
        <table:table-row table:style-name="ro2">
          <table:table-cell office:value-type="string" calcext:value-type="string">
            <text:p>LAO: Lao People’s Democratic Rep.</text:p>
          </table:table-cell>
          <table:table-cell office:value-type="float" office:value="40.2" calcext:value-type="float">
            <text:p>40.2 </text:p>
          </table:table-cell>
          <table:table-cell office:value-type="float" office:value="422.8" calcext:value-type="float">
            <text:p>422.8 </text:p>
          </table:table-cell>
          <table:table-cell office:value-type="float" office:value="71.7" calcext:value-type="float">
            <text:p>71.7 </text:p>
          </table:table-cell>
          <table:table-cell office:value-type="float" office:value="15951.9" calcext:value-type="float">
            <text:p>15951.9</text:p>
          </table:table-cell>
          <table:table-cell table:formula="of:=[.B35]/[.E35]*100" office:value-type="float" office:value="0.252007597841009" calcext:value-type="float">
            <text:p>0.252007597841009</text:p>
          </table:table-cell>
          <table:table-cell table:formula="of:=[.C35]/[.E35]*100" office:value-type="float" office:value="2.65046796933281" calcext:value-type="float">
            <text:p>2.65046796933281</text:p>
          </table:table-cell>
          <table:table-cell table:formula="of:=[.D35]/[.E35]*100" office:value-type="float" office:value="0.449476237940308" calcext:value-type="float">
            <text:p>0.449476237940308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table:style-name="ce7" office:value-type="float" office:value="180.6" calcext:value-type="float">
            <text:p>180.6 </text:p>
          </table:table-cell>
          <table:table-cell table:style-name="ce7" office:value-type="float" office:value="576.1" calcext:value-type="float">
            <text:p>576.1 </text:p>
          </table:table-cell>
          <table:table-cell table:style-name="ce7" office:value-type="float" office:value="569.5" calcext:value-type="float">
            <text:p>569.5 </text:p>
          </table:table-cell>
          <table:table-cell office:value-type="float" office:value="29778.5" calcext:value-type="float">
            <text:p>29778.5</text:p>
          </table:table-cell>
          <table:table-cell table:formula="of:=[.B36]/[.E36]*100" office:value-type="float" office:value="0.606477827963128" calcext:value-type="float">
            <text:p>0.606477827963128</text:p>
          </table:table-cell>
          <table:table-cell table:formula="of:=[.C36]/[.E36]*100" office:value-type="float" office:value="1.93461725741726" calcext:value-type="float">
            <text:p>1.93461725741726</text:p>
          </table:table-cell>
          <table:table-cell table:formula="of:=[.D36]/[.E36]*100" office:value-type="float" office:value="1.91245361586379" calcext:value-type="float">
            <text:p>1.91245361586379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81.1" calcext:value-type="float">
            <text:p>81.1 </text:p>
          </table:table-cell>
          <table:table-cell office:value-type="float" office:value="859.7" calcext:value-type="float">
            <text:p>859.7 </text:p>
          </table:table-cell>
          <table:table-cell office:value-type="float" office:value="564.1" calcext:value-type="float">
            <text:p>564.1 </text:p>
          </table:table-cell>
          <table:table-cell office:value-type="float" office:value="48038.7" calcext:value-type="float">
            <text:p>48038.7</text:p>
          </table:table-cell>
          <table:table-cell table:formula="of:=[.B37]/[.E37]*100" office:value-type="float" office:value="0.168822220418121" calcext:value-type="float">
            <text:p>0.168822220418121</text:p>
          </table:table-cell>
          <table:table-cell table:formula="of:=[.C37]/[.E37]*100" office:value-type="float" office:value="1.78959880263204" calcext:value-type="float">
            <text:p>1.78959880263204</text:p>
          </table:table-cell>
          <table:table-cell table:formula="of:=[.D37]/[.E37]*100" office:value-type="float" office:value="1.17426158493048" calcext:value-type="float">
            <text:p>1.17426158493048</text:p>
          </table:table-cell>
        </table:table-row>
        <table:table-row table:style-name="ro1">
          <table:table-cell office:value-type="string" calcext:value-type="string">
            <text:p>LUX: Luxembourg</text:p>
          </table:table-cell>
          <table:table-cell table:style-name="ce7" office:value-type="float" office:value="755.4" calcext:value-type="float">
            <text:p>755.4 </text:p>
          </table:table-cell>
          <table:table-cell table:style-name="ce7" office:value-type="float" office:value="1070.5" calcext:value-type="float">
            <text:p>1,070.5 </text:p>
          </table:table-cell>
          <table:table-cell table:style-name="ce7" office:value-type="float" office:value="406.4" calcext:value-type="float">
            <text:p>406.4 </text:p>
          </table:table-cell>
          <table:table-cell office:value-type="float" office:value="64217.4" calcext:value-type="float">
            <text:p>64217.4</text:p>
          </table:table-cell>
          <table:table-cell table:formula="of:=[.B38]/[.E38]*100" office:value-type="float" office:value="1.17631669921236" calcext:value-type="float">
            <text:p>1.17631669921236</text:p>
          </table:table-cell>
          <table:table-cell table:formula="of:=[.C38]/[.E38]*100" office:value-type="float" office:value="1.6669936808404" calcext:value-type="float">
            <text:p>1.6669936808404</text:p>
          </table:table-cell>
          <table:table-cell table:formula="of:=[.D38]/[.E38]*100" office:value-type="float" office:value="0.632850286682426" calcext:value-type="float">
            <text:p>0.632850286682426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table:style-name="ce7" office:value-type="float" office:value="1629.2" calcext:value-type="float">
            <text:p>1,629.2 </text:p>
          </table:table-cell>
          <table:table-cell table:style-name="ce7" office:value-type="float" office:value="9057.5" calcext:value-type="float">
            <text:p>9,057.5 </text:p>
          </table:table-cell>
          <table:table-cell table:style-name="ce7" office:value-type="float" office:value="2367.7" calcext:value-type="float">
            <text:p>2,367.7 </text:p>
          </table:table-cell>
          <table:table-cell office:value-type="float" office:value="354245.4" calcext:value-type="float">
            <text:p>354245.4</text:p>
          </table:table-cell>
          <table:table-cell table:formula="of:=[.B39]/[.E39]*100" office:value-type="float" office:value="0.459907171695102" calcext:value-type="float">
            <text:p>0.459907171695102</text:p>
          </table:table-cell>
          <table:table-cell table:formula="of:=[.C39]/[.E39]*100" office:value-type="float" office:value="2.55684336338595" calcext:value-type="float">
            <text:p>2.55684336338595</text:p>
          </table:table-cell>
          <table:table-cell table:formula="of:=[.D39]/[.E39]*100" office:value-type="float" office:value="0.668378474357042" calcext:value-type="float">
            <text:p>0.668378474357042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73" calcext:value-type="float">
            <text:p>73.0 </text:p>
          </table:table-cell>
          <table:table-cell office:value-type="float" office:value="647.9" calcext:value-type="float">
            <text:p>647.9 </text:p>
          </table:table-cell>
          <table:table-cell office:value-type="float" office:value="1776.6" calcext:value-type="float">
            <text:p>1,776.6 </text:p>
          </table:table-cell>
          <table:table-cell office:value-type="float" office:value="12877.5" calcext:value-type="float">
            <text:p>12877.5</text:p>
          </table:table-cell>
          <table:table-cell table:formula="of:=[.B40]/[.E40]*100" office:value-type="float" office:value="0.566880217433508" calcext:value-type="float">
            <text:p>0.566880217433508</text:p>
          </table:table-cell>
          <table:table-cell table:formula="of:=[.C40]/[.E40]*100" office:value-type="float" office:value="5.03125606678315" calcext:value-type="float">
            <text:p>5.03125606678315</text:p>
          </table:table-cell>
          <table:table-cell table:formula="of:=[.D40]/[.E40]*100" office:value-type="float" office:value="13.7961560861969" calcext:value-type="float">
            <text:p>13.7961560861969</text:p>
          </table:table-cell>
        </table:table-row>
        <table:table-row table:style-name="ro1">
          <table:table-cell office:value-type="string" calcext:value-type="string">
            <text:p>MEX: Mexico</text:p>
          </table:table-cell>
          <table:table-cell office:value-type="float" office:value="2567.9" calcext:value-type="float">
            <text:p>2,567.9 </text:p>
          </table:table-cell>
          <table:table-cell office:value-type="float" office:value="27801.8" calcext:value-type="float">
            <text:p>27,801.8 </text:p>
          </table:table-cell>
          <table:table-cell office:value-type="float" office:value="5041.2" calcext:value-type="float">
            <text:p>5,041.2 </text:p>
          </table:table-cell>
          <table:table-cell office:value-type="float" office:value="1153126.5" calcext:value-type="float">
            <text:p>1153126.5</text:p>
          </table:table-cell>
          <table:table-cell table:formula="of:=[.B41]/[.E41]*100" office:value-type="float" office:value="0.222690225226807" calcext:value-type="float">
            <text:p>0.222690225226807</text:p>
          </table:table-cell>
          <table:table-cell table:formula="of:=[.C41]/[.E41]*100" office:value-type="float" office:value="2.41099306971091" calcext:value-type="float">
            <text:p>2.41099306971091</text:p>
          </table:table-cell>
          <table:table-cell table:formula="of:=[.D41]/[.E41]*100" office:value-type="float" office:value="0.437176667087262" calcext:value-type="float">
            <text:p>0.437176667087262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table:style-name="ce7" office:value-type="float" office:value="314.9" calcext:value-type="float">
            <text:p>314.9 </text:p>
          </table:table-cell>
          <table:table-cell table:style-name="ce7" office:value-type="float" office:value="2478.1" calcext:value-type="float">
            <text:p>2,478.1 </text:p>
          </table:table-cell>
          <table:table-cell table:style-name="ce7" office:value-type="float" office:value="329.2" calcext:value-type="float">
            <text:p>329.2 </text:p>
          </table:table-cell>
          <table:table-cell office:value-type="float" office:value="103995.6" calcext:value-type="float">
            <text:p>103995.6</text:p>
          </table:table-cell>
          <table:table-cell table:formula="of:=[.B42]/[.E42]*100" office:value-type="float" office:value="0.302801272361523" calcext:value-type="float">
            <text:p>0.302801272361523</text:p>
          </table:table-cell>
          <table:table-cell table:formula="of:=[.C42]/[.E42]*100" office:value-type="float" office:value="2.38288927608476" calcext:value-type="float">
            <text:p>2.38288927608476</text:p>
          </table:table-cell>
          <table:table-cell table:formula="of:=[.D42]/[.E42]*100" office:value-type="float" office:value="0.316551854116905" calcext:value-type="float">
            <text:p>0.316551854116905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406.8" calcext:value-type="float">
            <text:p>406.8 </text:p>
          </table:table-cell>
          <table:table-cell office:value-type="float" office:value="1666.8" calcext:value-type="float">
            <text:p>1,666.8 </text:p>
          </table:table-cell>
          <table:table-cell office:value-type="float" office:value="271.6" calcext:value-type="float">
            <text:p>271.6 </text:p>
          </table:table-cell>
          <table:table-cell office:value-type="float" office:value="69936" calcext:value-type="float">
            <text:p>69936</text:p>
          </table:table-cell>
          <table:table-cell table:formula="of:=[.B43]/[.E43]*100" office:value-type="float" office:value="0.581674673987646" calcext:value-type="float">
            <text:p>0.581674673987646</text:p>
          </table:table-cell>
          <table:table-cell table:formula="of:=[.C43]/[.E43]*100" office:value-type="float" office:value="2.38332189430336" calcext:value-type="float">
            <text:p>2.38332189430336</text:p>
          </table:table-cell>
          <table:table-cell table:formula="of:=[.D43]/[.E43]*100" office:value-type="float" office:value="0.388355067490277" calcext:value-type="float">
            <text:p>0.388355067490277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table:style-name="ce7" office:value-type="float" office:value="4532.4" calcext:value-type="float">
            <text:p>4,532.4 </text:p>
          </table:table-cell>
          <table:table-cell table:style-name="ce7" office:value-type="float" office:value="17389.4" calcext:value-type="float">
            <text:p>17,389.4 </text:p>
          </table:table-cell>
          <table:table-cell table:style-name="ce7" office:value-type="float" office:value="9105" calcext:value-type="float">
            <text:p>9,105.0 </text:p>
          </table:table-cell>
          <table:table-cell office:value-type="float" office:value="817739" calcext:value-type="float">
            <text:p>817739</text:p>
          </table:table-cell>
          <table:table-cell table:formula="of:=[.B44]/[.E44]*100" office:value-type="float" office:value="0.554259977816883" calcext:value-type="float">
            <text:p>0.554259977816883</text:p>
          </table:table-cell>
          <table:table-cell table:formula="of:=[.C44]/[.E44]*100" office:value-type="float" office:value="2.12652203209092" calcext:value-type="float">
            <text:p>2.12652203209092</text:p>
          </table:table-cell>
          <table:table-cell table:formula="of:=[.D44]/[.E44]*100" office:value-type="float" office:value="1.11343594961228" calcext:value-type="float">
            <text:p>1.11343594961228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620.9" calcext:value-type="float">
            <text:p>1,620.9 </text:p>
          </table:table-cell>
          <table:table-cell office:value-type="float" office:value="4625.7" calcext:value-type="float">
            <text:p>4,625.7 </text:p>
          </table:table-cell>
          <table:table-cell office:value-type="float" office:value="2701.2" calcext:value-type="float">
            <text:p>2,701.2 </text:p>
          </table:table-cell>
          <table:table-cell office:value-type="float" office:value="190065.9" calcext:value-type="float">
            <text:p>190065.9</text:p>
          </table:table-cell>
          <table:table-cell table:formula="of:=[.B45]/[.E45]*100" office:value-type="float" office:value="0.852809472924917" calcext:value-type="float">
            <text:p>0.852809472924917</text:p>
          </table:table-cell>
          <table:table-cell table:formula="of:=[.C45]/[.E45]*100" office:value-type="float" office:value="2.43373482565784" calcext:value-type="float">
            <text:p>2.43373482565784</text:p>
          </table:table-cell>
          <table:table-cell table:formula="of:=[.D45]/[.E45]*100" office:value-type="float" office:value="1.42119128155024" calcext:value-type="float">
            <text:p>1.42119128155024</text:p>
          </table:table-cell>
        </table:table-row>
        <table:table-row table:style-name="ro1">
          <table:table-cell office:value-type="string" calcext:value-type="string">
            <text:p>NOR: Norway</text:p>
          </table:table-cell>
          <table:table-cell table:style-name="ce7" office:value-type="float" office:value="945.9" calcext:value-type="float">
            <text:p>945.9 </text:p>
          </table:table-cell>
          <table:table-cell table:style-name="ce7" office:value-type="float" office:value="5535.9" calcext:value-type="float">
            <text:p>5,535.9 </text:p>
          </table:table-cell>
          <table:table-cell table:style-name="ce7" office:value-type="float" office:value="3503.2" calcext:value-type="float">
            <text:p>3,503.2 </text:p>
          </table:table-cell>
          <table:table-cell office:value-type="float" office:value="385911.4" calcext:value-type="float">
            <text:p>385911.4</text:p>
          </table:table-cell>
          <table:table-cell table:formula="of:=[.B46]/[.E46]*100" office:value-type="float" office:value="0.245108074029427" calcext:value-type="float">
            <text:p>0.245108074029427</text:p>
          </table:table-cell>
          <table:table-cell table:formula="of:=[.C46]/[.E46]*100" office:value-type="float" office:value="1.43450025057565" calcext:value-type="float">
            <text:p>1.43450025057565</text:p>
          </table:table-cell>
          <table:table-cell table:formula="of:=[.D46]/[.E46]*100" office:value-type="float" office:value="0.907773131345692" calcext:value-type="float">
            <text:p>0.907773131345692</text:p>
          </table:table-cell>
        </table:table-row>
        <table:table-row table:style-name="ro1">
          <table:table-cell office:value-type="string" calcext:value-type="string">
            <text:p>PER: Peru</text:p>
          </table:table-cell>
          <table:table-cell table:style-name="ce7" office:value-type="float" office:value="665.7" calcext:value-type="float">
            <text:p>665.7 </text:p>
          </table:table-cell>
          <table:table-cell table:style-name="ce7" office:value-type="float" office:value="9396" calcext:value-type="float">
            <text:p>9,396.0 </text:p>
          </table:table-cell>
          <table:table-cell table:style-name="ce7" office:value-type="float" office:value="1258" calcext:value-type="float">
            <text:p>1,258.0 </text:p>
          </table:table-cell>
          <table:table-cell office:value-type="float" office:value="202944.8" calcext:value-type="float">
            <text:p>202944.8</text:p>
          </table:table-cell>
          <table:table-cell table:formula="of:=[.B47]/[.E47]*100" office:value-type="float" office:value="0.328020230131543" calcext:value-type="float">
            <text:p>0.328020230131543</text:p>
          </table:table-cell>
          <table:table-cell table:formula="of:=[.C47]/[.E47]*100" office:value-type="float" office:value="4.62983037752138" calcext:value-type="float">
            <text:p>4.62983037752138</text:p>
          </table:table-cell>
          <table:table-cell table:formula="of:=[.D47]/[.E47]*100" office:value-type="float" office:value="0.619872990093858" calcext:value-type="float">
            <text:p>0.619872990093858</text:p>
          </table:table-cell>
        </table:table-row>
        <table:table-row table:style-name="ro1">
          <table:table-cell office:value-type="string" calcext:value-type="string">
            <text:p>PHL: Philippines</text:p>
          </table:table-cell>
          <table:table-cell office:value-type="float" office:value="1439.4" calcext:value-type="float">
            <text:p>1,439.4 </text:p>
          </table:table-cell>
          <table:table-cell office:value-type="float" office:value="9069.6" calcext:value-type="float">
            <text:p>9,069.6 </text:p>
          </table:table-cell>
          <table:table-cell office:value-type="float" office:value="3982.7" calcext:value-type="float">
            <text:p>3,982.7 </text:p>
          </table:table-cell>
          <table:table-cell office:value-type="float" office:value="308333.8" calcext:value-type="float">
            <text:p>308333.8</text:p>
          </table:table-cell>
          <table:table-cell table:formula="of:=[.B48]/[.E48]*100" office:value-type="float" office:value="0.466831725876307" calcext:value-type="float">
            <text:p>0.466831725876307</text:p>
          </table:table-cell>
          <table:table-cell table:formula="of:=[.C48]/[.E48]*100" office:value-type="float" office:value="2.9414874399109" calcext:value-type="float">
            <text:p>2.9414874399109</text:p>
          </table:table-cell>
          <table:table-cell table:formula="of:=[.D48]/[.E48]*100" office:value-type="float" office:value="1.29168453150449" calcext:value-type="float">
            <text:p>1.29168453150449</text:p>
          </table:table-cell>
        </table:table-row>
        <table:table-row table:style-name="ro1">
          <table:table-cell office:value-type="string" calcext:value-type="string">
            <text:p>POL: Poland</text:p>
          </table:table-cell>
          <table:table-cell office:value-type="float" office:value="806.8" calcext:value-type="float">
            <text:p>806.8 </text:p>
          </table:table-cell>
          <table:table-cell office:value-type="float" office:value="6794.6" calcext:value-type="float">
            <text:p>6,794.6 </text:p>
          </table:table-cell>
          <table:table-cell office:value-type="float" office:value="3948" calcext:value-type="float">
            <text:p>3,948.0 </text:p>
          </table:table-cell>
          <table:table-cell office:value-type="float" office:value="514293.4" calcext:value-type="float">
            <text:p>514293.4</text:p>
          </table:table-cell>
          <table:table-cell table:formula="of:=[.B49]/[.E49]*100" office:value-type="float" office:value="0.156875433361579" calcext:value-type="float">
            <text:p>0.156875433361579</text:p>
          </table:table-cell>
          <table:table-cell table:formula="of:=[.C49]/[.E49]*100" office:value-type="float" office:value="1.32115247833241" calcext:value-type="float">
            <text:p>1.32115247833241</text:p>
          </table:table-cell>
          <table:table-cell table:formula="of:=[.D49]/[.E49]*100" office:value-type="float" office:value="0.76765519448626" calcext:value-type="float">
            <text:p>0.76765519448626</text:p>
          </table:table-cell>
        </table:table-row>
        <table:table-row table:style-name="ro1">
          <table:table-cell office:value-type="string" calcext:value-type="string">
            <text:p>PRT: Portugal</text:p>
          </table:table-cell>
          <table:table-cell table:style-name="ce7" office:value-type="float" office:value="1210.7" calcext:value-type="float">
            <text:p>1,210.7 </text:p>
          </table:table-cell>
          <table:table-cell table:style-name="ce7" office:value-type="float" office:value="12600.3" calcext:value-type="float">
            <text:p>12,600.3 </text:p>
          </table:table-cell>
          <table:table-cell table:style-name="ce7" office:value-type="float" office:value="1938.3" calcext:value-type="float">
            <text:p>1,938.3 </text:p>
          </table:table-cell>
          <table:table-cell office:value-type="float" office:value="208680.5" calcext:value-type="float">
            <text:p>208680.5</text:p>
          </table:table-cell>
          <table:table-cell table:formula="of:=[.B50]/[.E50]*100" office:value-type="float" office:value="0.580169206035063" calcext:value-type="float">
            <text:p>0.580169206035063</text:p>
          </table:table-cell>
          <table:table-cell table:formula="of:=[.C50]/[.E50]*100" office:value-type="float" office:value="6.03808213992203" calcext:value-type="float">
            <text:p>6.03808213992203</text:p>
          </table:table-cell>
          <table:table-cell table:formula="of:=[.D50]/[.E50]*100" office:value-type="float" office:value="0.928836187377354" calcext:value-type="float">
            <text:p>0.928836187377354</text:p>
          </table:table-cell>
        </table:table-row>
        <table:table-row table:style-name="ro1">
          <table:table-cell office:value-type="string" calcext:value-type="string">
            <text:p>ROU: Romania</text:p>
          </table:table-cell>
          <table:table-cell table:style-name="ce7" office:value-type="float" office:value="222.5" calcext:value-type="float">
            <text:p>222.5 </text:p>
          </table:table-cell>
          <table:table-cell table:style-name="ce7" office:value-type="float" office:value="4622.6" calcext:value-type="float">
            <text:p>4,622.6 </text:p>
          </table:table-cell>
          <table:table-cell table:style-name="ce7" office:value-type="float" office:value="3470.7" calcext:value-type="float">
            <text:p>3,470.7 </text:p>
          </table:table-cell>
          <table:table-cell office:value-type="float" office:value="218379.4" calcext:value-type="float">
            <text:p>218379.4</text:p>
          </table:table-cell>
          <table:table-cell table:formula="of:=[.B51]/[.E51]*100" office:value-type="float" office:value="0.101886899588514" calcext:value-type="float">
            <text:p>0.101886899588514</text:p>
          </table:table-cell>
          <table:table-cell table:formula="of:=[.C51]/[.E51]*100" office:value-type="float" office:value="2.11677475073198" calcext:value-type="float">
            <text:p>2.11677475073198</text:p>
          </table:table-cell>
          <table:table-cell table:formula="of:=[.D51]/[.E51]*100" office:value-type="float" office:value="1.58929825798587" calcext:value-type="float">
            <text:p>1.58929825798587</text:p>
          </table:table-cell>
        </table:table-row>
        <table:table-row table:style-name="ro1">
          <table:table-cell office:value-type="string" calcext:value-type="string">
            <text:p>RUS: Russia</text:p>
          </table:table-cell>
          <table:table-cell office:value-type="float" office:value="4893.3" calcext:value-type="float">
            <text:p>4,893.3 </text:p>
          </table:table-cell>
          <table:table-cell office:value-type="float" office:value="12820.5" calcext:value-type="float">
            <text:p>12,820.5 </text:p>
          </table:table-cell>
          <table:table-cell office:value-type="float" office:value="14346.9" calcext:value-type="float">
            <text:p>14,346.9 </text:p>
          </table:table-cell>
          <table:table-cell office:value-type="float" office:value="1498150.7" calcext:value-type="float">
            <text:p>1498150.7</text:p>
          </table:table-cell>
          <table:table-cell table:formula="of:=[.B52]/[.E52]*100" office:value-type="float" office:value="0.326622682217483" calcext:value-type="float">
            <text:p>0.326622682217483</text:p>
          </table:table-cell>
          <table:table-cell table:formula="of:=[.C52]/[.E52]*100" office:value-type="float" office:value="0.855755031853604" calcext:value-type="float">
            <text:p>0.855755031853604</text:p>
          </table:table-cell>
          <table:table-cell table:formula="of:=[.D52]/[.E52]*100" office:value-type="float" office:value="0.957640643227681" calcext:value-type="float">
            <text:p>0.957640643227681</text:p>
          </table:table-cell>
        </table:table-row>
        <table:table-row table:style-name="ro1">
          <table:table-cell table:style-name="ce5" office:value-type="string" calcext:value-type="string">
            <text:p>RWA: Rwanda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181.9" calcext:value-type="float">
            <text:p>181.9</text:p>
          </table:table-cell>
          <table:table-cell table:style-name="Default" office:value-type="float" office:value="20.7" calcext:value-type="float">
            <text:p>20.7</text:p>
          </table:table-cell>
          <table:table-cell office:value-type="float" office:value="6499.87758460939" calcext:value-type="float">
            <text:p>6499.87758460939</text:p>
          </table:table-cell>
          <table:table-cell table:formula="of:=[.B53]/[.E53]*100" office:value-type="float" office:value="0.0661550920617593" calcext:value-type="float">
            <text:p>0.066155092061759</text:p>
          </table:table-cell>
          <table:table-cell table:formula="of:=[.C53]/[.E53]*100" office:value-type="float" office:value="2.79851424326373" calcext:value-type="float">
            <text:p>2.79851424326373</text:p>
          </table:table-cell>
          <table:table-cell table:formula="of:=[.D53]/[.E53]*100" office:value-type="float" office:value="0.318467536204283" calcext:value-type="float">
            <text:p>0.318467536204283</text:p>
          </table:table-cell>
        </table:table-row>
        <table:table-row table:style-name="ro1">
          <table:table-cell office:value-type="string" calcext:value-type="string">
            <text:p>SAU: Saudi Arabia</text:p>
          </table:table-cell>
          <table:table-cell table:style-name="ce7" office:value-type="float" office:value="6002.5" calcext:value-type="float">
            <text:p>6,002.5 </text:p>
          </table:table-cell>
          <table:table-cell table:style-name="ce7" office:value-type="float" office:value="7774.3" calcext:value-type="float">
            <text:p>7,774.3 </text:p>
          </table:table-cell>
          <table:table-cell table:style-name="ce7" office:value-type="float" office:value="5053.4" calcext:value-type="float">
            <text:p>5,053.4 </text:p>
          </table:table-cell>
          <table:table-cell office:value-type="float" office:value="774116.1" calcext:value-type="float">
            <text:p>774116.1</text:p>
          </table:table-cell>
          <table:table-cell table:formula="of:=[.B54]/[.E54]*100" office:value-type="float" office:value="0.775400485792764" calcext:value-type="float">
            <text:p>0.775400485792764</text:p>
          </table:table-cell>
          <table:table-cell table:formula="of:=[.C54]/[.E54]*100" office:value-type="float" office:value="1.00428088241544" calcext:value-type="float">
            <text:p>1.00428088241544</text:p>
          </table:table-cell>
          <table:table-cell table:formula="of:=[.D54]/[.E54]*100" office:value-type="float" office:value="0.652796137426931" calcext:value-type="float">
            <text:p>0.652796137426931</text:p>
          </table:table-cell>
        </table:table-row>
        <table:table-row table:style-name="ro1">
          <table:table-cell office:value-type="string" calcext:value-type="string">
            <text:p>SGP: Singapore</text:p>
          </table:table-cell>
          <table:table-cell office:value-type="float" office:value="3553.8" calcext:value-type="float">
            <text:p>3,553.8 </text:p>
          </table:table-cell>
          <table:table-cell office:value-type="float" office:value="7814.4" calcext:value-type="float">
            <text:p>7,814.4 </text:p>
          </table:table-cell>
          <table:table-cell office:value-type="float" office:value="3804.5" calcext:value-type="float">
            <text:p>3,804.5 </text:p>
          </table:table-cell>
          <table:table-cell office:value-type="float" office:value="353555.9" calcext:value-type="float">
            <text:p>353555.9</text:p>
          </table:table-cell>
          <table:table-cell table:formula="of:=[.B55]/[.E55]*100" office:value-type="float" office:value="1.00515929729924" calcext:value-type="float">
            <text:p>1.00515929729924</text:p>
          </table:table-cell>
          <table:table-cell table:formula="of:=[.C55]/[.E55]*100" office:value-type="float" office:value="2.21023040486667" calcext:value-type="float">
            <text:p>2.21023040486667</text:p>
          </table:table-cell>
          <table:table-cell table:formula="of:=[.D55]/[.E55]*100" office:value-type="float" office:value="1.07606746203359" calcext:value-type="float">
            <text:p>1.07606746203359</text:p>
          </table:table-cell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float" office:value="35.7" calcext:value-type="float">
            <text:p>35.7 </text:p>
          </table:table-cell>
          <table:table-cell office:value-type="float" office:value="1468.1" calcext:value-type="float">
            <text:p>1,468.1 </text:p>
          </table:table-cell>
          <table:table-cell office:value-type="float" office:value="791" calcext:value-type="float">
            <text:p>791.0 </text:p>
          </table:table-cell>
          <table:table-cell office:value-type="float" office:value="94878.7" calcext:value-type="float">
            <text:p>94878.7</text:p>
          </table:table-cell>
          <table:table-cell table:formula="of:=[.B56]/[.E56]*100" office:value-type="float" office:value="0.0376269910949454" calcext:value-type="float">
            <text:p>0.037626991094946</text:p>
          </table:table-cell>
          <table:table-cell table:formula="of:=[.C56]/[.E56]*100" office:value-type="float" office:value="1.54734413519578" calcext:value-type="float">
            <text:p>1.54734413519578</text:p>
          </table:table-cell>
          <table:table-cell table:formula="of:=[.D56]/[.E56]*100" office:value-type="float" office:value="0.833696077201732" calcext:value-type="float">
            <text:p>0.833696077201732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table:style-name="ce7" office:value-type="float" office:value="30.2" calcext:value-type="float">
            <text:p>30.2 </text:p>
          </table:table-cell>
          <table:table-cell table:style-name="ce7" office:value-type="float" office:value="1161.1" calcext:value-type="float">
            <text:p>1,161.1 </text:p>
          </table:table-cell>
          <table:table-cell table:style-name="ce7" office:value-type="float" office:value="627" calcext:value-type="float">
            <text:p>627.0 </text:p>
          </table:table-cell>
          <table:table-cell office:value-type="float" office:value="47150.9" calcext:value-type="float">
            <text:p>47150.9</text:p>
          </table:table-cell>
          <table:table-cell table:formula="of:=[.B57]/[.E57]*100" office:value-type="float" office:value="0.0640496787972234" calcext:value-type="float">
            <text:p>0.064049678797223</text:p>
          </table:table-cell>
          <table:table-cell table:formula="of:=[.C57]/[.E57]*100" office:value-type="float" office:value="2.46251927322702" calcext:value-type="float">
            <text:p>2.46251927322702</text:p>
          </table:table-cell>
          <table:table-cell table:formula="of:=[.D57]/[.E57]*100" office:value-type="float" office:value="1.32977313264434" calcext:value-type="float">
            <text:p>1.32977313264434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table:style-name="ce7" office:value-type="float" office:value="1458" calcext:value-type="float">
            <text:p>1,458.0 </text:p>
          </table:table-cell>
          <table:table-cell table:style-name="ce7" office:value-type="float" office:value="3803.2" calcext:value-type="float">
            <text:p>3,803.2 </text:p>
          </table:table-cell>
          <table:table-cell table:style-name="ce7" office:value-type="float" office:value="2206.7" calcext:value-type="float">
            <text:p>2,206.7 </text:p>
          </table:table-cell>
          <table:table-cell office:value-type="float" office:value="328042.7" calcext:value-type="float">
            <text:p>328042.7</text:p>
          </table:table-cell>
          <table:table-cell table:formula="of:=[.B58]/[.E58]*100" office:value-type="float" office:value="0.444454334755811" calcext:value-type="float">
            <text:p>0.444454334755811</text:p>
          </table:table-cell>
          <table:table-cell table:formula="of:=[.C58]/[.E58]*100" office:value-type="float" office:value="1.15936126607908" calcext:value-type="float">
            <text:p>1.15936126607908</text:p>
          </table:table-cell>
          <table:table-cell table:formula="of:=[.D58]/[.E58]*100" office:value-type="float" office:value="0.672686817905108" calcext:value-type="float">
            <text:p>0.672686817905108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5378.1" calcext:value-type="float">
            <text:p>5,378.1 </text:p>
          </table:table-cell>
          <table:table-cell office:value-type="float" office:value="39990.2" calcext:value-type="float">
            <text:p>39,990.2 </text:p>
          </table:table-cell>
          <table:table-cell office:value-type="float" office:value="16689" calcext:value-type="float">
            <text:p>16,689.0 </text:p>
          </table:table-cell>
          <table:table-cell office:value-type="float" office:value="1577956.2" calcext:value-type="float">
            <text:p>1577956.2</text:p>
          </table:table-cell>
          <table:table-cell table:formula="of:=[.B59]/[.E59]*100" office:value-type="float" office:value="0.340826950710039" calcext:value-type="float">
            <text:p>0.340826950710039</text:p>
          </table:table-cell>
          <table:table-cell table:formula="of:=[.C59]/[.E59]*100" office:value-type="float" office:value="2.53430355037738" calcext:value-type="float">
            <text:p>2.53430355037738</text:p>
          </table:table-cell>
          <table:table-cell table:formula="of:=[.D59]/[.E59]*100" office:value-type="float" office:value="1.05763391911639" calcext:value-type="float">
            <text:p>1.05763391911639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3631.6" calcext:value-type="float">
            <text:p>3,631.6 </text:p>
          </table:table-cell>
          <table:table-cell office:value-type="float" office:value="80136.2" calcext:value-type="float">
            <text:p>80,136.2 </text:p>
          </table:table-cell>
          <table:table-cell office:value-type="float" office:value="25480.6" calcext:value-type="float">
            <text:p>25,480.6 </text:p>
          </table:table-cell>
          <table:table-cell office:value-type="float" office:value="1287005.8" calcext:value-type="float">
            <text:p>1287005.8</text:p>
          </table:table-cell>
          <table:table-cell table:formula="of:=[.B60]/[.E60]*100" office:value-type="float" office:value="0.282174330527492" calcext:value-type="float">
            <text:p>0.282174330527492</text:p>
          </table:table-cell>
          <table:table-cell table:formula="of:=[.C60]/[.E60]*100" office:value-type="float" office:value="6.22656090594153" calcext:value-type="float">
            <text:p>6.22656090594153</text:p>
          </table:table-cell>
          <table:table-cell table:formula="of:=[.D60]/[.E60]*100" office:value-type="float" office:value="1.97983567750821" calcext:value-type="float">
            <text:p>1.97983567750821</text:p>
          </table:table-cell>
        </table:table-row>
        <table:table-row table:style-name="ro1">
          <table:table-cell office:value-type="string" calcext:value-type="string">
            <text:p>SWE: Sweden</text:p>
          </table:table-cell>
          <table:table-cell table:style-name="ce7" office:value-type="float" office:value="850.8" calcext:value-type="float">
            <text:p>850.8 </text:p>
          </table:table-cell>
          <table:table-cell table:style-name="ce7" office:value-type="float" office:value="8842.9" calcext:value-type="float">
            <text:p>8,842.9 </text:p>
          </table:table-cell>
          <table:table-cell table:style-name="ce7" office:value-type="float" office:value="6447.2" calcext:value-type="float">
            <text:p>6,447.2 </text:p>
          </table:table-cell>
          <table:table-cell office:value-type="float" office:value="492871.5" calcext:value-type="float">
            <text:p>492871.5</text:p>
          </table:table-cell>
          <table:table-cell table:formula="of:=[.B61]/[.E61]*100" office:value-type="float" office:value="0.172621058430037" calcext:value-type="float">
            <text:p>0.172621058430037</text:p>
          </table:table-cell>
          <table:table-cell table:formula="of:=[.C61]/[.E61]*100" office:value-type="float" office:value="1.79415932956156" calcext:value-type="float">
            <text:p>1.79415932956156</text:p>
          </table:table-cell>
          <table:table-cell table:formula="of:=[.D61]/[.E61]*100" office:value-type="float" office:value="1.30808943101802" calcext:value-type="float">
            <text:p>1.30808943101802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2323.4" calcext:value-type="float">
            <text:p>2,323.4 </text:p>
          </table:table-cell>
          <table:table-cell office:value-type="float" office:value="11683.5" calcext:value-type="float">
            <text:p>11,683.5 </text:p>
          </table:table-cell>
          <table:table-cell office:value-type="float" office:value="7345.5" calcext:value-type="float">
            <text:p>7,345.5 </text:p>
          </table:table-cell>
          <table:table-cell office:value-type="float" office:value="684361.5" calcext:value-type="float">
            <text:p>684361.5</text:p>
          </table:table-cell>
          <table:table-cell table:formula="of:=[.B62]/[.E62]*100" office:value-type="float" office:value="0.339498934408204" calcext:value-type="float">
            <text:p>0.339498934408204</text:p>
          </table:table-cell>
          <table:table-cell table:formula="of:=[.C62]/[.E62]*100" office:value-type="float" office:value="1.70721175869771" calcext:value-type="float">
            <text:p>1.70721175869771</text:p>
          </table:table-cell>
          <table:table-cell table:formula="of:=[.D62]/[.E62]*100" office:value-type="float" office:value="1.07333624115325" calcext:value-type="float">
            <text:p>1.07333624115325</text:p>
          </table:table-cell>
        </table:table-row>
        <table:table-row table:style-name="ro1">
          <table:table-cell table:style-name="ce4" office:value-type="string" calcext:value-type="string">
            <text:p>TaiwanWN: Chinese Taipei</text:p>
          </table:table-cell>
          <table:table-cell office:value-type="float" office:value="2805.2" calcext:value-type="float">
            <text:p>2,805.2 </text:p>
          </table:table-cell>
          <table:table-cell office:value-type="float" office:value="14066.5" calcext:value-type="float">
            <text:p>14,066.5 </text:p>
          </table:table-cell>
          <table:table-cell office:value-type="float" office:value="4917.4" calcext:value-type="float">
            <text:p>4,917.4 </text:p>
          </table:table-cell>
          <table:table-cell office:value-type="float" office:value="573862.9" calcext:value-type="float">
            <text:p>573862.9</text:p>
          </table:table-cell>
          <table:table-cell table:formula="of:=[.B63]/[.E63]*100" office:value-type="float" office:value="0.488827557941104" calcext:value-type="float">
            <text:p>0.488827557941104</text:p>
          </table:table-cell>
          <table:table-cell table:formula="of:=[.C63]/[.E63]*100" office:value-type="float" office:value="2.45119522450397" calcext:value-type="float">
            <text:p>2.45119522450397</text:p>
          </table:table-cell>
          <table:table-cell table:formula="of:=[.D63]/[.E63]*100" office:value-type="float" office:value="0.856894564886491" calcext:value-type="float">
            <text:p>0.856894564886491</text:p>
          </table:table-cell>
        </table:table-row>
        <table:table-row table:style-name="ro1">
          <table:table-cell office:value-type="string" calcext:value-type="string">
            <text:p>THA: Thailand</text:p>
          </table:table-cell>
          <table:table-cell table:style-name="ce7" office:value-type="float" office:value="2985.8" calcext:value-type="float">
            <text:p>2,985.8 </text:p>
          </table:table-cell>
          <table:table-cell table:style-name="ce7" office:value-type="float" office:value="15047.2" calcext:value-type="float">
            <text:p>15,047.2 </text:p>
          </table:table-cell>
          <table:table-cell table:style-name="ce7" office:value-type="float" office:value="1270" calcext:value-type="float">
            <text:p>1,270.0 </text:p>
          </table:table-cell>
          <table:table-cell office:value-type="float" office:value="457562.5" calcext:value-type="float">
            <text:p>457562.5</text:p>
          </table:table-cell>
          <table:table-cell table:formula="of:=[.B64]/[.E64]*100" office:value-type="float" office:value="0.652544734325912" calcext:value-type="float">
            <text:p>0.652544734325912</text:p>
          </table:table-cell>
          <table:table-cell table:formula="of:=[.C64]/[.E64]*100" office:value-type="float" office:value="3.28855620816828" calcext:value-type="float">
            <text:p>3.28855620816828</text:p>
          </table:table-cell>
          <table:table-cell table:formula="of:=[.D64]/[.E64]*100" office:value-type="float" office:value="0.27755771069526" calcext:value-type="float">
            <text:p>0.27755771069526</text:p>
          </table:table-cell>
        </table:table-row>
        <table:table-row table:style-name="ro1">
          <table:table-cell office:value-type="string" calcext:value-type="string">
            <text:p>TUN: Tunisia</text:p>
          </table:table-cell>
          <table:table-cell office:value-type="float" office:value="165.2" calcext:value-type="float">
            <text:p>165.2 </text:p>
          </table:table-cell>
          <table:table-cell office:value-type="float" office:value="1861.9" calcext:value-type="float">
            <text:p>1,861.9 </text:p>
          </table:table-cell>
          <table:table-cell office:value-type="float" office:value="59.8" calcext:value-type="float">
            <text:p>59.8 </text:p>
          </table:table-cell>
          <table:table-cell office:value-type="float" office:value="36778.9" calcext:value-type="float">
            <text:p>36778.9</text:p>
          </table:table-cell>
          <table:table-cell table:formula="of:=[.B65]/[.E65]*100" office:value-type="float" office:value="0.449170584220844" calcext:value-type="float">
            <text:p>0.449170584220844</text:p>
          </table:table-cell>
          <table:table-cell table:formula="of:=[.C65]/[.E65]*100" office:value-type="float" office:value="5.06241350339461" calcext:value-type="float">
            <text:p>5.06241350339461</text:p>
          </table:table-cell>
          <table:table-cell table:formula="of:=[.D65]/[.E65]*100" office:value-type="float" office:value="0.162593226007303" calcext:value-type="float">
            <text:p>0.162593226007303</text:p>
          </table:table-cell>
        </table:table-row>
        <table:table-row table:style-name="ro1">
          <table:table-cell office:value-type="string" calcext:value-type="string">
            <text:p>TUR: Turkey</text:p>
          </table:table-cell>
          <table:table-cell table:style-name="ce7" office:value-type="float" office:value="5550.8" calcext:value-type="float">
            <text:p>5,550.8 </text:p>
          </table:table-cell>
          <table:table-cell table:style-name="ce7" office:value-type="float" office:value="23836.9" calcext:value-type="float">
            <text:p>23,836.9 </text:p>
          </table:table-cell>
          <table:table-cell table:style-name="ce7" office:value-type="float" office:value="6933.2" calcext:value-type="float">
            <text:p>6,933.2 </text:p>
          </table:table-cell>
          <table:table-cell office:value-type="float" office:value="690753.8" calcext:value-type="float">
            <text:p>690753.8</text:p>
          </table:table-cell>
          <table:table-cell table:formula="of:=[.B66]/[.E66]*100" office:value-type="float" office:value="0.803585879657846" calcext:value-type="float">
            <text:p>0.803585879657846</text:p>
          </table:table-cell>
          <table:table-cell table:formula="of:=[.C66]/[.E66]*100" office:value-type="float" office:value="3.45085325625425" calcext:value-type="float">
            <text:p>3.45085325625425</text:p>
          </table:table-cell>
          <table:table-cell table:formula="of:=[.D66]/[.E66]*100" office:value-type="float" office:value="1.00371507185339" calcext:value-type="float">
            <text:p>1.00371507185339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7450" calcext:value-type="float">
            <text:p>7,450.0 </text:p>
          </table:table-cell>
          <table:table-cell office:value-type="float" office:value="75046.8" calcext:value-type="float">
            <text:p>75,046.8 </text:p>
          </table:table-cell>
          <table:table-cell office:value-type="float" office:value="40973.6" calcext:value-type="float">
            <text:p>40,973.6 </text:p>
          </table:table-cell>
          <table:table-cell office:value-type="float" office:value="2548586.4" calcext:value-type="float">
            <text:p>2548586.4</text:p>
          </table:table-cell>
          <table:table-cell table:formula="of:=[.B67]/[.E67]*100" office:value-type="float" office:value="0.292318910592947" calcext:value-type="float">
            <text:p>0.292318910592947</text:p>
          </table:table-cell>
          <table:table-cell table:formula="of:=[.C67]/[.E67]*100" office:value-type="float" office:value="2.94464413684386" calcext:value-type="float">
            <text:p>2.94464413684386</text:p>
          </table:table-cell>
          <table:table-cell table:formula="of:=[.D67]/[.E67]*100" office:value-type="float" office:value="1.60769907584848" calcext:value-type="float">
            <text:p>1.60769907584848</text:p>
          </table:table-cell>
        </table:table-row>
        <table:table-row table:style-name="ro1">
          <table:table-cell office:value-type="string" calcext:value-type="string">
            <text:p>USA: United States</text:p>
          </table:table-cell>
          <table:table-cell table:style-name="ce7" office:value-type="float" office:value="116261.6" calcext:value-type="float">
            <text:p>116,261.6 </text:p>
          </table:table-cell>
          <table:table-cell table:style-name="ce7" office:value-type="float" office:value="557198.8" calcext:value-type="float">
            <text:p>557,198.8 </text:p>
          </table:table-cell>
          <table:table-cell table:style-name="ce7" office:value-type="float" office:value="212704.2" calcext:value-type="float">
            <text:p>212,704.2 </text:p>
          </table:table-cell>
          <table:table-cell office:value-type="float" office:value="19863038.6" calcext:value-type="float">
            <text:p>19863038.6</text:p>
          </table:table-cell>
          <table:table-cell table:formula="of:=[.B68]/[.E68]*100" office:value-type="float" office:value="0.585316286904865" calcext:value-type="float">
            <text:p>0.585316286904865</text:p>
          </table:table-cell>
          <table:table-cell table:formula="of:=[.C68]/[.E68]*100" office:value-type="float" office:value="2.80520423496534" calcext:value-type="float">
            <text:p>2.80520423496534</text:p>
          </table:table-cell>
          <table:table-cell table:formula="of:=[.D68]/[.E68]*100" office:value-type="float" office:value="1.07085428510419" calcext:value-type="float">
            <text:p>1.07085428510419</text:p>
          </table:table-cell>
        </table:table-row>
        <table:table-row table:style-name="ro1">
          <table:table-cell office:value-type="string" calcext:value-type="string">
            <text:p>VNM: Viet Nam</text:p>
          </table:table-cell>
          <table:table-cell table:style-name="ce7" office:value-type="float" office:value="875.6" calcext:value-type="float">
            <text:p>875.6 </text:p>
          </table:table-cell>
          <table:table-cell table:style-name="ce7" office:value-type="float" office:value="6833.7" calcext:value-type="float">
            <text:p>6,833.7 </text:p>
          </table:table-cell>
          <table:table-cell table:style-name="ce7" office:value-type="float" office:value="2158.4" calcext:value-type="float">
            <text:p>2,158.4 </text:p>
          </table:table-cell>
          <table:table-cell office:value-type="float" office:value="222660.2" calcext:value-type="float">
            <text:p>222660.2</text:p>
          </table:table-cell>
          <table:table-cell table:formula="of:=[.B69]/[.E69]*100" office:value-type="float" office:value="0.393244953521105" calcext:value-type="float">
            <text:p>0.393244953521105</text:p>
          </table:table-cell>
          <table:table-cell table:formula="of:=[.C69]/[.E69]*100" office:value-type="float" office:value="3.06911607911966" calcext:value-type="float">
            <text:p>3.06911607911966</text:p>
          </table:table-cell>
          <table:table-cell table:formula="of:=[.D69]/[.E69]*100" office:value-type="float" office:value="0.969369469712144" calcext:value-type="float">
            <text:p>0.969369469712144</text:p>
          </table:table-cell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0" table:data-type="automatic"/>
          </table:sort>
        </table:database-range>
        <table:database-range table:name="__Anonymous_Sheet_DB__1" table:target-range-address="Sheet1_2.A1:Sheet1_2.AMJ1048576">
          <table:sort>
            <table:sort-by table:field-number="0" table:data-type="automatic"/>
          </table:sort>
        </table:database-range>
        <table:database-range table:name="__Anonymous_Sheet_DB__2" table:target-range-address="Sheet3.A1:Sheet3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1" loext:min-decimal-places="1" number:min-integer-digits="1" number:grouping="true"/>
      <number:text> </number:text>
    </number:number-style>
    <number:number-style style:name="N130">
      <number:text>-</number:text>
      <number:number number:decimal-places="1" loext:min-decimal-places="1" number:min-integer-digits="1" number:grouping="true"/>
      <number:text> </number:text>
      <style:map style:condition="value()&gt;=0" style:apply-style-name="N130P0"/>
    </number:number-style>
    <number:number-style style:name="N131P0" style:volatile="true">
      <number:number number:decimal-places="6" loext:min-decimal-places="6" number:min-integer-digits="1" number:grouping="true"/>
      <number:text> </number:text>
    </number:number-style>
    <number:number-style style:name="N131">
      <number:text>-</number:text>
      <number:number number:decimal-places="6" loext:min-decimal-places="6" number:min-integer-digits="1" number:grouping="true"/>
      <number:text> </number:text>
      <style:map style:condition="value()&gt;=0" style:apply-style-name="N131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1T16:43:28.406344200</meta:creation-date>
    <dc:date>2023-05-12T08:00:10.702057253</dc:date>
    <meta:editing-duration>PT33M16S</meta:editing-duration>
    <meta:editing-cycles>3</meta:editing-cycles>
    <meta:generator>LibreOffice/6.4.7.2$Linux_X86_64 LibreOffice_project/40$Build-2</meta:generator>
    <meta:document-statistic meta:table-count="3" meta:cell-count="1925" meta:object-count="0"/>
  </office:meta>
</office:document-meta>
</file>